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ca959" officeooo:paragraph-rsid="0016a9a6"/>
    </style:style>
    <style:style style:name="P3" style:family="paragraph" style:parent-style-name="Standard">
      <style:text-properties officeooo:rsid="000d8c4c" officeooo:paragraph-rsid="0016a9a6"/>
    </style:style>
    <style:style style:name="P4" style:family="paragraph" style:parent-style-name="Standard">
      <style:text-properties officeooo:rsid="00188edd" officeooo:paragraph-rsid="00188edd"/>
    </style:style>
    <style:style style:name="P5" style:family="paragraph" style:parent-style-name="Standard">
      <style:text-properties officeooo:rsid="001e1070" officeooo:paragraph-rsid="001e1070"/>
    </style:style>
    <style:style style:name="P6" style:family="paragraph" style:parent-style-name="Standard">
      <style:text-properties officeooo:rsid="001f32f2" officeooo:paragraph-rsid="001f32f2"/>
    </style:style>
    <style:style style:name="P7" style:family="paragraph" style:parent-style-name="Text_20_body">
      <style:text-properties officeooo:rsid="0016a9a6" officeooo:paragraph-rsid="0016a9a6"/>
    </style:style>
    <style:style style:name="P8" style:family="paragraph" style:parent-style-name="Text_20_body">
      <style:text-properties officeooo:paragraph-rsid="0016a9a6"/>
    </style:style>
    <style:style style:name="P9" style:family="paragraph" style:parent-style-name="Text_20_body">
      <style:text-properties officeooo:rsid="0019c062" officeooo:paragraph-rsid="0019c062"/>
    </style:style>
    <style:style style:name="P10" style:family="paragraph" style:parent-style-name="Text_20_body">
      <style:text-properties officeooo:rsid="001b62ff" officeooo:paragraph-rsid="001b62ff"/>
    </style:style>
    <style:style style:name="P11" style:family="paragraph" style:parent-style-name="Text_20_body">
      <style:paragraph-properties fo:margin-top="0in" fo:margin-bottom="0in" loext:contextual-spacing="false" fo:line-height="100%"/>
      <style:text-properties fo:font-size="10pt" officeooo:rsid="00249e95" officeooo:paragraph-rsid="00249e95" style:font-size-asian="10pt" style:font-size-complex="10pt"/>
    </style:style>
    <style:style style:name="P12" style:family="paragraph" style:parent-style-name="Text_20_body">
      <style:paragraph-properties fo:margin-top="0in" fo:margin-bottom="0in" loext:contextual-spacing="false" fo:line-height="100%"/>
      <style:text-properties fo:font-size="10pt" officeooo:rsid="0028ee90" officeooo:paragraph-rsid="0028ee90" style:font-size-asian="10pt" style:font-size-complex="10pt"/>
    </style:style>
    <style:style style:name="P13" style:family="paragraph" style:parent-style-name="Text_20_body">
      <style:paragraph-properties fo:margin-top="0in" fo:margin-bottom="0in" loext:contextual-spacing="false" fo:line-height="100%"/>
      <style:text-properties fo:font-size="10pt" officeooo:rsid="00363a38" officeooo:paragraph-rsid="00363a38" style:font-size-asian="10pt" style:font-size-complex="10pt"/>
    </style:style>
    <style:style style:name="P14" style:family="paragraph" style:parent-style-name="Text_20_body">
      <style:paragraph-properties fo:margin-top="0in" fo:margin-bottom="0in" loext:contextual-spacing="false" fo:line-height="100%"/>
      <style:text-properties style:font-name="LM Mono 10" fo:font-size="10pt" officeooo:rsid="0036086e" officeooo:paragraph-rsid="0036086e" style:font-size-asian="8.75pt" style:font-size-complex="10pt"/>
    </style:style>
    <style:style style:name="P15" style:family="paragraph" style:parent-style-name="Text_20_body">
      <style:paragraph-properties fo:margin-top="0in" fo:margin-bottom="0in" loext:contextual-spacing="false" fo:line-height="100%"/>
      <style:text-properties style:font-name="LM Mono 10" fo:font-size="10pt" officeooo:rsid="0036086e" officeooo:paragraph-rsid="0036086e" style:font-size-asian="10pt" style:font-size-complex="10pt"/>
    </style:style>
    <style:style style:name="P16" style:family="paragraph" style:parent-style-name="Text_20_body">
      <style:paragraph-properties fo:margin-top="0in" fo:margin-bottom="0in" loext:contextual-spacing="false" fo:line-height="100%"/>
      <style:text-properties style:font-name="LM Mono 10" fo:font-size="10pt" officeooo:rsid="0028ee90" officeooo:paragraph-rsid="0028ee90" style:font-size-asian="10pt" style:font-size-complex="10pt"/>
    </style:style>
    <style:style style:name="P17" style:family="paragraph" style:parent-style-name="Text_20_body">
      <style:paragraph-properties fo:margin-top="0in" fo:margin-bottom="0in" loext:contextual-spacing="false" fo:line-height="100%"/>
      <style:text-properties style:font-name="LM Mono 10" fo:font-size="10pt" officeooo:rsid="00344abe" officeooo:paragraph-rsid="00344abe" style:font-size-asian="10pt" style:font-size-complex="10pt"/>
    </style:style>
    <style:style style:name="P18" style:family="paragraph" style:parent-style-name="Text_20_body">
      <style:paragraph-properties fo:margin-top="0in" fo:margin-bottom="0in" loext:contextual-spacing="false" fo:line-height="100%"/>
      <style:text-properties style:font-name="LM Mono 10" fo:font-size="9pt" officeooo:rsid="0036086e" officeooo:paragraph-rsid="0036086e" style:font-size-asian="9pt" style:font-size-complex="9pt"/>
    </style:style>
    <style:style style:name="P19" style:family="paragraph" style:parent-style-name="Title">
      <style:text-properties officeooo:rsid="00188edd" officeooo:paragraph-rsid="00188edd"/>
    </style:style>
    <style:style style:name="P20" style:family="paragraph" style:parent-style-name="Heading_20_2">
      <style:text-properties officeooo:rsid="0029a719" officeooo:paragraph-rsid="0029a719"/>
    </style:style>
    <style:style style:name="P21" style:family="paragraph" style:parent-style-name="Heading_20_2">
      <style:text-properties officeooo:rsid="002bbf49" officeooo:paragraph-rsid="002bbf49"/>
    </style:style>
    <style:style style:name="P22" style:family="paragraph" style:parent-style-name="Heading_20_3">
      <style:text-properties officeooo:rsid="0029a719" officeooo:paragraph-rsid="0029a719"/>
    </style:style>
    <style:style style:name="P23" style:family="paragraph" style:parent-style-name="Heading_20_3">
      <style:text-properties officeooo:rsid="002ac01d" officeooo:paragraph-rsid="002ac01d"/>
    </style:style>
    <style:style style:name="P24" style:family="paragraph" style:parent-style-name="Heading_20_3">
      <style:text-properties officeooo:rsid="0027f5ea" officeooo:paragraph-rsid="0027f5ea"/>
    </style:style>
    <style:style style:name="P25" style:family="paragraph" style:parent-style-name="Heading_20_3">
      <style:text-properties officeooo:rsid="002bfaba" officeooo:paragraph-rsid="002bfaba"/>
    </style:style>
    <style:style style:name="P26" style:family="paragraph" style:parent-style-name="Heading_20_3" style:list-style-name="">
      <style:text-properties officeooo:rsid="00249e95" officeooo:paragraph-rsid="00249e95"/>
    </style:style>
    <style:style style:name="P27" style:family="paragraph" style:parent-style-name="Heading_20_3">
      <style:paragraph-properties fo:break-before="page"/>
    </style:style>
    <style:style style:name="P28" style:family="paragraph" style:parent-style-name="Heading_20_3">
      <style:paragraph-properties fo:break-before="page"/>
      <style:text-properties officeooo:rsid="00249e95" officeooo:paragraph-rsid="00249e95"/>
    </style:style>
    <style:style style:name="P29" style:family="paragraph" style:parent-style-name="Heading_20_1">
      <style:text-properties officeooo:rsid="0016a9a6" officeooo:paragraph-rsid="0016a9a6"/>
    </style:style>
    <style:style style:name="P30" style:family="paragraph" style:parent-style-name="Heading_20_1" style:list-style-name="">
      <style:text-properties officeooo:rsid="0016a9a6" officeooo:paragraph-rsid="0016a9a6"/>
    </style:style>
    <style:style style:name="P31" style:family="paragraph" style:parent-style-name="Heading_20_1">
      <style:paragraph-properties fo:break-before="page"/>
      <style:text-properties officeooo:rsid="0016a9a6" officeooo:paragraph-rsid="0016a9a6"/>
    </style:style>
    <style:style style:name="P32" style:family="paragraph" style:parent-style-name="Standard" style:master-page-name="First_20_Page">
      <style:paragraph-properties style:page-number="auto"/>
    </style:style>
    <style:style style:name="P33" style:family="paragraph" style:parent-style-name="Text_20_body" style:list-style-name="">
      <style:paragraph-properties fo:margin-top="0in" fo:margin-bottom="0in" loext:contextual-spacing="false" fo:line-height="100%"/>
      <style:text-properties officeooo:rsid="00363a38" officeooo:paragraph-rsid="00363a38"/>
    </style:style>
    <style:style style:name="P34" style:family="paragraph" style:parent-style-name="Text_20_body" style:list-style-name="">
      <style:paragraph-properties fo:margin-top="0in" fo:margin-bottom="0in" loext:contextual-spacing="false" fo:line-height="100%"/>
      <style:text-properties officeooo:rsid="0039bc97" officeooo:paragraph-rsid="0039bc97"/>
    </style:style>
    <style:style style:name="P35" style:family="paragraph" style:parent-style-name="Text_20_body">
      <style:paragraph-properties fo:margin-top="0in" fo:margin-bottom="0in" loext:contextual-spacing="false" fo:line-height="100%"/>
      <style:text-properties fo:font-size="10pt" officeooo:rsid="0039bc97" officeooo:paragraph-rsid="0039bc97" style:font-size-asian="10pt" style:font-size-complex="10pt"/>
    </style:style>
    <style:style style:name="P36" style:family="paragraph" style:parent-style-name="Text_20_body">
      <style:paragraph-properties fo:margin-top="0in" fo:margin-bottom="0in" loext:contextual-spacing="false" fo:line-height="100%"/>
      <style:text-properties fo:font-size="10pt" officeooo:rsid="003b3acc" officeooo:paragraph-rsid="003b3acc" style:font-size-asian="10pt" style:font-size-complex="10pt"/>
    </style:style>
    <style:style style:name="P37" style:family="paragraph" style:parent-style-name="Text_20_body">
      <style:paragraph-properties fo:margin-top="0in" fo:margin-bottom="0in" loext:contextual-spacing="false" fo:line-height="100%"/>
      <style:text-properties style:font-name="LM Mono 10" fo:font-size="10pt" officeooo:rsid="003b3acc" officeooo:paragraph-rsid="003b3acc" style:font-size-asian="10pt" style:font-size-complex="10pt"/>
    </style:style>
    <style:style style:name="P38" style:family="paragraph" style:parent-style-name="Text_20_body">
      <style:paragraph-properties fo:margin-top="0in" fo:margin-bottom="0in" loext:contextual-spacing="false" fo:line-height="100%"/>
      <style:text-properties style:font-name="LM Mono 10" fo:font-size="10pt" officeooo:rsid="003b9aec" officeooo:paragraph-rsid="003b9aec" style:font-size-asian="10pt" style:font-size-complex="10pt"/>
    </style:style>
    <style:style style:name="P39" style:family="paragraph" style:parent-style-name="Text_20_body">
      <style:paragraph-properties fo:margin-top="0in" fo:margin-bottom="0in" loext:contextual-spacing="false" fo:line-height="100%"/>
      <style:text-properties style:font-name="LM Mono 10" fo:font-size="10pt" officeooo:rsid="003b9aec" officeooo:paragraph-rsid="003b9aec" style:font-size-asian="8.75pt" style:font-size-complex="10pt"/>
    </style:style>
    <style:style style:name="P40" style:family="paragraph" style:parent-style-name="Text_20_body">
      <style:paragraph-properties fo:margin-top="0in" fo:margin-bottom="0in" loext:contextual-spacing="false" fo:line-height="100%"/>
      <style:text-properties style:font-name="LM Mono 10" officeooo:rsid="0036086e" officeooo:paragraph-rsid="003b9aec"/>
    </style:style>
    <style:style style:name="T1" style:family="text">
      <style:text-properties officeooo:rsid="000d8c4c"/>
    </style:style>
    <style:style style:name="T2" style:family="text">
      <style:text-properties officeooo:rsid="00102567"/>
    </style:style>
    <style:style style:name="T3" style:family="text">
      <style:text-properties officeooo:rsid="001132e9"/>
    </style:style>
    <style:style style:name="T4" style:family="text">
      <style:text-properties officeooo:rsid="001d1e7b"/>
    </style:style>
    <style:style style:name="T5" style:family="text">
      <style:text-properties officeooo:rsid="001ece54"/>
    </style:style>
    <style:style style:name="T6" style:family="text">
      <style:text-properties fo:font-size="10pt" style:font-size-asian="10pt" style:font-size-complex="10pt"/>
    </style:style>
    <style:style style:name="T7" style:family="text">
      <style:text-properties fo:font-size="10pt" officeooo:rsid="003b9aec" style:font-size-asian="10pt" style:font-size-complex="10pt"/>
    </style:style>
    <style:style style:name="T8" style:family="text">
      <style:text-properties officeooo:rsid="00249e95"/>
    </style:style>
    <style:style style:name="T9" style:family="text">
      <style:text-properties officeooo:rsid="0025dc84"/>
    </style:style>
    <style:style style:name="T10" style:family="text">
      <style:text-properties officeooo:rsid="002680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Title"/>
      <text:p text:style-name="Title"/>
      <text:p text:style-name="Title"/>
      <text:p text:style-name="Title"/>
      <text:p text:style-name="Title">Matthew Hruz</text:p>
      <text:p text:style-name="P19">CS 4013: Compiler Construction</text:p>
      <text:p text:style-name="Title">Project 1</text:p>
      <text:h text:style-name="P31" text:outline-level="1">Introduction</text:h>
      <text:p text:style-name="P10">This report provides the details of my approach and implementation of Project 1: The Lexical Analyzer, for CS 4013: Compiler Construction. <text:span text:style-name="T10">It goes into detail on how I went about designing and implementing the project. The appendices provide sample input and output, as well as the code listing for all source files used in this project.</text:span></text:p>
      <text:h text:style-name="P29" text:outline-level="1">Methodology</text:h>
      <text:p text:style-name="P3">My plan was to use object-oriented design to create <text:span text:style-name="T2">an abstract Finite State Machine (FSM) class, then make multiple instances of it for each finite state machine I had to implement. I decided on my file structure, which would have a main.py file, a lexer.py file, and separate files if I needed any specialized data structures. Technically, all of my code could have gone into one file, but that would not have been the most clean solution.</text:span></text:p>
      <text:p text:style-name="P3"/>
      <text:p text:style-name="P5">In project 1, I placed an emphasis on good coding practice and put a lot of assert statements into the code. These asserts serve only to make sure the program is behaving normally. </text:p>
      <text:h text:style-name="P29" text:outline-level="1">Implementation</text:h>
      <text:p text:style-name="P4">For my projects, I chose to use Python as my programming language, in hopes that it would be simple and quick to work with. Python's ability to easily make classes proved to be very useful. </text:p>
      <text:p text:style-name="P2"/>
      <text:p text:style-name="P2">Project 1 includes <text:span text:style-name="T1">three main</text:span> program files: main.py, lexer.py, <text:span text:style-name="T1">and symbolTable.py</text:span>. The <text:span text:style-name="T1">was to make main.py the program that handled input and data flow through the different parts of the compiler, while lexer.py, and any other parts of the compiler that would follow in later projects, would be implemented in their own files.</text:span></text:p>
      <text:p text:style-name="P2"/>
      <text:p text:style-name="P5">Main.py is a small, approximately 50 line file. <text:span text:style-name="T5">It </text:span>handles <text:span text:style-name="T5">command line processing and imports the other parts of the compiler, such as the lexical analyzer, so that they can be used. In project 1, main.py is also responsible for generating the listing file.</text:span></text:p>
      <text:p text:style-name="P3"/>
      <text:p text:style-name="P3">Lexer.py is by far the largest part of project 1. It defines the abstract Finite State Machine class, <text:span text:style-name="T3">called LexerFSM,</text:span> and all of the FSM instances, as well as a few other methods at the end that are used both internally and externally to actually run the lexical analyzer. <text:span text:style-name="T4">For each FSM, an instance of the FSM is created. For each state in the FSM, a new method is created to handle state transitions and/or the generation of tokens. The handler method and the title for the state is then passed into the machine using the LexerFSM's addState() method. A start state must then be defined so the FSM knows where to begin. Lastly, each new machine is added to a list of machines. The machines are added in the correct precedence order so that a simple loop can be used to determine the token type.</text:span></text:p>
      <text:p text:style-name="P3"/>
      <text:p text:style-name="P6">SymbolTable.py is, as the name suggests, the implementation of the Symbol Table. <text:span text:style-name="T8">Upon instantiation, there are no entries in the table, so an insert function is defined in symbolTable.py and main.py does the work of going through the reserved word file (the .rwf file in the project directory) <text:s/>and adds the reserved words in. A <text:s/>lookup function is provided that will indicate whether or not the token exists in the symbol table.</text:span></text:p>
      <text:h text:style-name="P29" text:outline-level="1"><text:soft-page-break/>Discussion and Conclusions</text:h>
      <text:p text:style-name="P9">Overall, this project simply required a bit of time to implement. The project simply required a bit of time to <text:span text:style-name="T9">implement. Regular expressions might have been a little easier to work with, but I had not thought of that until recently and the experience of working with finite state machines was well worth it for educational skill and practice with the data structure.</text:span></text:p>
      <text:p text:style-name="P7"/>
      <text:h text:style-name="P30" text:outline-level="1"/>
      <text:h text:style-name="P31" text:outline-level="1">Appendix I: Sample Inputs and Outputs</text:h>
      <text:p text:style-name="P8"/>
      <text:h text:style-name="P20" text:outline-level="2">Input Files</text:h>
      <text:h text:style-name="P22" text:outline-level="3">Good Source Program</text:h>
      <text:p text:style-name="P15"/>
      <text:p text:style-name="P36"/>
      <text:p text:style-name="P36">program fullProg(xVar, yVar);</text:p>
      <text:p text:style-name="P36"><text:tab/>var x: integer;</text:p>
      <text:p text:style-name="P36"><text:tab/>var y: integer;</text:p>
      <text:p text:style-name="P36"><text:tab/>var z: real;</text:p>
      <text:p text:style-name="P36"><text:tab/>var someArray: array[1..5] of real; {inline comment}</text:p>
      <text:p text:style-name="P36"><text:tab/></text:p>
      <text:p text:style-name="P36"><text:tab/>function gcd (a: integer; b : integer) : integer;</text:p>
      <text:p text:style-name="P36"><text:tab/>begin</text:p>
      <text:p text:style-name="P36"><text:tab/><text:tab/>if b = 0 then gcd:=a {ensure that gcd id is the same throughout}</text:p>
      <text:p text:style-name="P36"><text:tab/><text:tab/>else gcd := gcd(b, a mod b)</text:p>
      <text:p text:style-name="P36"><text:tab/>end;</text:p>
      <text:p text:style-name="P36"/>
      <text:p text:style-name="P36"/>
      <text:p text:style-name="P36"><text:tab/>function aProc (w: integer) : integer;</text:p>
      <text:p text:style-name="P36"><text:tab/><text:tab/>begin</text:p>
      <text:p text:style-name="P36"><text:tab/><text:tab/><text:tab/>w := x div y;</text:p>
      <text:p text:style-name="P36"><text:tab/><text:tab/><text:tab/>while <text:s/>w &gt; 0 do</text:p>
      <text:p text:style-name="P36"><text:tab/><text:tab/><text:tab/><text:tab/>begin</text:p>
      <text:p text:style-name="P36"><text:tab/><text:tab/><text:tab/><text:tab/><text:tab/>w := w - 1;</text:p>
      <text:p text:style-name="P36"><text:tab/><text:tab/><text:tab/><text:tab/><text:tab/>if x &lt;&gt; 0 {or 1 and x &lt; -5} then x := x + 1 else z := z/2.0;</text:p>
      <text:p text:style-name="P36"><text:tab/><text:tab/><text:tab/><text:tab/><text:tab/>if not((10 mod 3) &lt;= 3) then x:=2*5 else z:=5.2;</text:p>
      <text:p text:style-name="P36"><text:tab/><text:tab/><text:tab/><text:tab/><text:tab/>if 10&gt;=3 then x:=2*5 else z:=5.2;</text:p>
      <text:p text:style-name="P36"><text:tab/><text:tab/><text:tab/><text:tab/><text:tab/>if 6&gt;5 <text:s/>then x:=2*5 else z:=5.2;</text:p>
      <text:p text:style-name="P36"><text:tab/><text:tab/><text:tab/><text:tab/><text:tab/>if 6&lt;5 <text:s/>then x:=2*5 else z:=5.2;</text:p>
      <text:p text:style-name="P36"><text:tab/><text:tab/><text:tab/><text:tab/><text:tab/>if 10&lt;=3 then x:=2*5 else z:=5.2;</text:p>
      <text:p text:style-name="P36"><text:tab/><text:tab/><text:tab/><text:tab/><text:tab/>x := 3 and 4;</text:p>
      <text:p text:style-name="P36"><text:tab/><text:tab/><text:tab/><text:tab/><text:tab/>x := 4 or 5</text:p>
      <text:p text:style-name="P36"><text:tab/><text:tab/><text:tab/><text:tab/>end</text:p>
      <text:p text:style-name="P36"><text:tab/><text:tab/>end;</text:p>
      <text:p text:style-name="P36"><text:tab/></text:p>
      <text:p text:style-name="P36"><text:tab/>begin</text:p>
      <text:p text:style-name="P36"><text:tab/><text:tab/>x := 17;</text:p>
      <text:p text:style-name="P36"><text:tab/><text:tab/>y :=-4;</text:p>
      <text:p text:style-name="P36"><text:tab/><text:tab/>y := gcd(x, y);</text:p>
      <text:p text:style-name="P36"><text:tab/><text:tab/>x := aProc(x)</text:p>
      <text:p text:style-name="P36"><text:tab/>end</text:p>
      <text:p text:style-name="P36">{this is a comment}</text:p>
      <text:p text:style-name="P36">.</text:p>
      <text:h text:style-name="P23" text:outline-level="3">Bad Source Program</text:h>
      <text:p text:style-name="P37">{ unrecognizable symbols }</text:p>
      <text:p text:style-name="P37">!</text:p>
      <text:p text:style-name="P37">@</text:p>
      <text:p text:style-name="P37">#</text:p>
      <text:p text:style-name="P37">$</text:p>
      <text:p text:style-name="P37">%</text:p>
      <text:p text:style-name="P37"><text:soft-page-break/>^</text:p>
      <text:p text:style-name="P37">&amp;</text:p>
      <text:p text:style-name="P37">_</text:p>
      <text:p text:style-name="P37">`</text:p>
      <text:p text:style-name="P37">~</text:p>
      <text:p text:style-name="P37">?</text:p>
      <text:p text:style-name="P37">'</text:p>
      <text:p text:style-name="P37">"</text:p>
      <text:p text:style-name="P37">'</text:p>
      <text:p text:style-name="P37">\</text:p>
      <text:p text:style-name="P37">|</text:p>
      <text:p text:style-name="P37">{ ---length errors--- }</text:p>
      <text:p text:style-name="P37">supercalafragalisticexpialadoshus {identifier that is too long}</text:p>
      <text:p text:style-name="P37">555555 {extra long integer}</text:p>
      <text:p text:style-name="P37">{extra long fractional part}</text:p>
      <text:p text:style-name="P37">{extra long exponential part}</text:p>
      <text:p text:style-name="P37">{below shoud parse as LEXERR: extra long integer, progEnd, integer}</text:p>
      <text:p text:style-name="P37">555555.234</text:p>
      <text:p text:style-name="P37">{below shoud parse as LEXERR: extra long integer,}</text:p>
      <text:p text:style-name="P37">{progEnd, integer, identifier (E), integer}</text:p>
      <text:p text:style-name="P37">555555.234E2</text:p>
      <text:p text:style-name="P37">12345.123456</text:p>
      <text:p text:style-name="P37">12345.123456E2</text:p>
      <text:p text:style-name="P37">12345.12345E123</text:p>
      <text:p text:style-name="P37">123456.123456</text:p>
      <text:p text:style-name="P37">123456.123456E1</text:p>
      <text:p text:style-name="P37">12345.12345E123</text:p>
      <text:p text:style-name="P37">{---extra tests---}</text:p>
      <text:p text:style-name="P37">var a: real;</text:p>
      <text:p text:style-name="P37">var b: real; </text:p>
      <text:p text:style-name="P37">var c: real;</text:p>
      <text:p text:style-name="P37">var d: real;</text:p>
      <text:p text:style-name="P37">a:=42.E4;</text:p>
      <text:p text:style-name="P37">b :=42.0E2;</text:p>
      <text:p text:style-name="P37">c:= -42.6E;</text:p>
      <text:p text:style-name="P37">d := 42.0EA;</text:p>
      <text:h text:style-name="P24" text:outline-level="3">reservedWords.rwf</text:h>
      <text:p text:style-name="P16">"program" KEYWORD progStart</text:p>
      <text:p text:style-name="P16">"var" KEYWORD varDeclare</text:p>
      <text:p text:style-name="P16">"not" KEYWORD negation</text:p>
      <text:p text:style-name="P16">"while" KEYWORD loopCond</text:p>
      <text:p text:style-name="P16">"do" KEYWORD loopBegin</text:p>
      <text:p text:style-name="P16">"if" KEYWORD condIf</text:p>
      <text:p text:style-name="P16">"then" KEYWORD condThen</text:p>
      <text:p text:style-name="P16">"else" KEYWORD condElse</text:p>
      <text:p text:style-name="P16">"begin" KEYWORD compStmtStart</text:p>
      <text:p text:style-name="P16">"end" KEYWORD compStmtEnd</text:p>
      <text:p text:style-name="P16">"function" KEYWORD subProgFunc</text:p>
      <text:p text:style-name="P16">"array" KEYWORD array</text:p>
      <text:p text:style-name="P16">"of" KEYWORD typeDec</text:p>
      <text:p text:style-name="P16">"integer" KEYWORD intType</text:p>
      <text:p text:style-name="P16"><text:soft-page-break/>"real" KEYWORD realType</text:p>
      <text:p text:style-name="P16">"[" KEYWORD openBracket</text:p>
      <text:p text:style-name="P16">"]" KEYWORD closeBracket</text:p>
      <text:p text:style-name="P16">".." KEYWORD arrayRange</text:p>
      <text:p text:style-name="P16">"(" KEYWORD openParen</text:p>
      <text:p text:style-name="P16">")" KEYWORD closeParen</text:p>
      <text:p text:style-name="P16">";" KEYWORD endStmnt</text:p>
      <text:p text:style-name="P16">":" KEYWORD semicolon</text:p>
      <text:p text:style-name="P16">"," KEYWORD comma</text:p>
      <text:p text:style-name="P16">"+" SIGNOP positive</text:p>
      <text:p text:style-name="P16">"-" SIGNOP negative</text:p>
      <text:p text:style-name="P16">"." KEYWORD progEnd</text:p>
      <text:p text:style-name="P12"/>
      <text:h text:style-name="P21" text:outline-level="2">Output Files</text:h>
      <text:h text:style-name="P25" text:outline-level="3">Good Source Listing File</text:h>
      <text:p text:style-name="P38">1: </text:p>
      <text:p text:style-name="P38">2: program fullProg(xVar, yVar);</text:p>
      <text:p text:style-name="P38">3: <text:tab/>var x: integer;</text:p>
      <text:p text:style-name="P38">4: <text:tab/>var y: integer;</text:p>
      <text:p text:style-name="P38">5: <text:tab/>var z: real;</text:p>
      <text:p text:style-name="P38">6: <text:tab/>var someArray: array[1..5] of real; {inline comment}</text:p>
      <text:p text:style-name="P38">7: <text:tab/></text:p>
      <text:p text:style-name="P38">8: <text:tab/>function gcd (a: integer; b : integer) : integer;</text:p>
      <text:p text:style-name="P38">9: <text:tab/>begin</text:p>
      <text:p text:style-name="P38">10: <text:tab/><text:tab/>if b = 0 then gcd:=a {ensure that gcd id is the same throughout}</text:p>
      <text:p text:style-name="P38">11: <text:tab/><text:tab/>else gcd := gcd(b, a mod b)</text:p>
      <text:p text:style-name="P38">12: <text:tab/>end;</text:p>
      <text:p text:style-name="P38">13: </text:p>
      <text:p text:style-name="P38">14: </text:p>
      <text:p text:style-name="P38">15: <text:tab/>function aProc (w: integer) : integer;</text:p>
      <text:p text:style-name="P38">16: <text:tab/><text:tab/>begin</text:p>
      <text:p text:style-name="P38">17: <text:tab/><text:tab/><text:tab/>w := x div y;</text:p>
      <text:p text:style-name="P38">18: <text:tab/><text:tab/><text:tab/>while <text:s/>w &gt; 0 do</text:p>
      <text:p text:style-name="P38">19: <text:tab/><text:tab/><text:tab/><text:tab/>begin</text:p>
      <text:p text:style-name="P38">20: <text:tab/><text:tab/><text:tab/><text:tab/><text:tab/>w := w - 1;</text:p>
      <text:p text:style-name="P38">21: <text:tab/><text:tab/><text:tab/><text:tab/><text:tab/>if x &lt;&gt; 0 {or 1 and x &lt; -5} then x := x + 1 else z := z/2.0;</text:p>
      <text:p text:style-name="P38">22: <text:tab/><text:tab/><text:tab/><text:tab/><text:tab/>if not((10 mod 3) &lt;= 3) then x:=2*5 else z:=5.2;</text:p>
      <text:p text:style-name="P38">23: <text:tab/><text:tab/><text:tab/><text:tab/><text:tab/>if 10&gt;=3 then x:=2*5 else z:=5.2;</text:p>
      <text:p text:style-name="P38">24: <text:tab/><text:tab/><text:tab/><text:tab/><text:tab/>if 6&gt;5 <text:s/>then x:=2*5 else z:=5.2;</text:p>
      <text:p text:style-name="P38">25: <text:tab/><text:tab/><text:tab/><text:tab/><text:tab/>if 6&lt;5 <text:s/>then x:=2*5 else z:=5.2;</text:p>
      <text:p text:style-name="P38">26: <text:tab/><text:tab/><text:tab/><text:tab/><text:tab/>if 10&lt;=3 then x:=2*5 else z:=5.2;</text:p>
      <text:p text:style-name="P38">27: <text:tab/><text:tab/><text:tab/><text:tab/><text:tab/>x := 3 and 4;</text:p>
      <text:p text:style-name="P38">28: <text:tab/><text:tab/><text:tab/><text:tab/><text:tab/>x := 4 or 5</text:p>
      <text:p text:style-name="P38">29: <text:tab/><text:tab/><text:tab/><text:tab/>end</text:p>
      <text:p text:style-name="P38">30: <text:tab/><text:tab/>end;</text:p>
      <text:p text:style-name="P38">31: <text:tab/></text:p>
      <text:p text:style-name="P38">32: <text:tab/>begin</text:p>
      <text:p text:style-name="P38">33: <text:tab/><text:tab/>x := 17;</text:p>
      <text:p text:style-name="P38"><text:soft-page-break/>34: <text:tab/><text:tab/>y :=-4;</text:p>
      <text:p text:style-name="P38">35: <text:tab/><text:tab/>y := gcd(x, y);</text:p>
      <text:p text:style-name="P38">36: <text:tab/><text:tab/>x := aProc(x)</text:p>
      <text:p text:style-name="P38">37: <text:tab/>end</text:p>
      <text:p text:style-name="P38">38: {this is a comment}</text:p>
      <text:p text:style-name="P38">39: .</text:p>
      <text:h text:style-name="P25" text:outline-level="3">Good Source Token File</text:h>
      <text:p text:style-name="P40"><text:span text:style-name="T7"><text:s/>line No. Lexeme <text:s text:c="10"/>Token Type <text:s text:c="4"/>attribute <text:s text:c="30"/></text:span></text:p>
      <text:p text:style-name="P40"><text:span text:style-name="T7"><text:s text:c="4"/>2 <text:s text:c="4"/>program <text:s text:c="9"/>KEYWORD <text:s text:c="7"/>progStart <text:s text:c="30"/></text:span></text:p>
      <text:p text:style-name="P40"><text:span text:style-name="T7"><text:s text:c="4"/>2 <text:s text:c="4"/>fullProg <text:s text:c="8"/>ID <text:s text:c="12"/>0x7fb490408a28 <text:s text:c="25"/></text:span></text:p>
      <text:p text:style-name="P40"><text:span text:style-name="T7"><text:s text:c="4"/>2 <text:s text:c="4"/>( <text:s text:c="15"/>KEYWORD <text:s text:c="7"/>openParen <text:s text:c="30"/></text:span></text:p>
      <text:p text:style-name="P40"><text:span text:style-name="T7"><text:s text:c="4"/>2 <text:s text:c="4"/>xVar <text:s text:c="12"/>ID <text:s text:c="12"/>0x7fb490408b40 <text:s text:c="25"/></text:span></text:p>
      <text:p text:style-name="P40"><text:span text:style-name="T7"><text:s text:c="4"/>2 <text:s text:c="4"/>, <text:s text:c="15"/>KEYWORD <text:s text:c="7"/>comma <text:s text:c="34"/></text:span></text:p>
      <text:p text:style-name="P40"><text:span text:style-name="T7"><text:s text:c="4"/>2 <text:s text:c="4"/>yVar <text:s text:c="12"/>ID <text:s text:c="12"/>0x7fb490408c58 <text:s text:c="25"/></text:span></text:p>
      <text:p text:style-name="P40"><text:span text:style-name="T7"><text:s text:c="4"/>2 <text:s text:c="4"/>) <text:s text:c="15"/>KEYWORD <text:s text:c="7"/>closeParen <text:s text:c="29"/></text:span></text:p>
      <text:p text:style-name="P40"><text:span text:style-name="T7"><text:s text:c="4"/>2 <text:s text:c="4"/>; <text:s text:c="15"/>KEYWORD <text:s text:c="7"/>endStmnt <text:s text:c="31"/></text:span></text:p>
      <text:p text:style-name="P40"><text:span text:style-name="T7"><text:s text:c="4"/>3 <text:s text:c="4"/>var <text:s text:c="13"/>KEYWORD <text:s text:c="7"/>varDeclare <text:s text:c="29"/></text:span></text:p>
      <text:p text:style-name="P40"><text:span text:style-name="T7"><text:s text:c="4"/>3 <text:s text:c="4"/>x <text:s text:c="15"/>ID <text:s text:c="12"/>0x7fb490408d70 <text:s text:c="25"/></text:span></text:p>
      <text:p text:style-name="P40"><text:span text:style-name="T7"><text:s text:c="4"/>3 <text:s text:c="4"/>: <text:s text:c="15"/>KEYWORD <text:s text:c="7"/>semicolon <text:s text:c="30"/></text:span></text:p>
      <text:p text:style-name="P40"><text:span text:style-name="T7"><text:s text:c="4"/>3 <text:s text:c="4"/>integer <text:s text:c="9"/>KEYWORD <text:s text:c="7"/>intType <text:s text:c="32"/></text:span></text:p>
      <text:p text:style-name="P40"><text:span text:style-name="T7"><text:s text:c="4"/>3 <text:s text:c="4"/>; <text:s text:c="15"/>KEYWORD <text:s text:c="7"/>endStmnt <text:s text:c="31"/></text:span></text:p>
      <text:p text:style-name="P40"><text:span text:style-name="T7"><text:s text:c="4"/>4 <text:s text:c="4"/>var <text:s text:c="13"/>KEYWORD <text:s text:c="7"/>varDeclare <text:s text:c="29"/></text:span></text:p>
      <text:p text:style-name="P40"><text:span text:style-name="T7"><text:s text:c="4"/>4 <text:s text:c="4"/>y <text:s text:c="15"/>ID <text:s text:c="12"/>0x7fb490408e88 <text:s text:c="25"/></text:span></text:p>
      <text:p text:style-name="P40"><text:span text:style-name="T7"><text:s text:c="4"/>4 <text:s text:c="4"/>: <text:s text:c="15"/>KEYWORD <text:s text:c="7"/>semicolon <text:s text:c="30"/></text:span></text:p>
      <text:p text:style-name="P40"><text:span text:style-name="T7"><text:s text:c="4"/>4 <text:s text:c="4"/>integer <text:s text:c="9"/>KEYWORD <text:s text:c="7"/>intType <text:s text:c="32"/></text:span></text:p>
      <text:p text:style-name="P40"><text:span text:style-name="T7"><text:s text:c="4"/>4 <text:s text:c="4"/>; <text:s text:c="15"/>KEYWORD <text:s text:c="7"/>endStmnt <text:s text:c="31"/></text:span></text:p>
      <text:p text:style-name="P40"><text:span text:style-name="T7"><text:s text:c="4"/>5 <text:s text:c="4"/>var <text:s text:c="13"/>KEYWORD <text:s text:c="7"/>varDeclare <text:s text:c="29"/></text:span></text:p>
      <text:p text:style-name="P40"><text:span text:style-name="T7"><text:s text:c="4"/>5 <text:s text:c="4"/>z <text:s text:c="15"/>ID <text:s text:c="12"/>0x7fb49040e050 <text:s text:c="25"/></text:span></text:p>
      <text:p text:style-name="P40"><text:span text:style-name="T7"><text:s text:c="4"/>5 <text:s text:c="4"/>: <text:s text:c="15"/>KEYWORD <text:s text:c="7"/>semicolon <text:s text:c="30"/></text:span></text:p>
      <text:p text:style-name="P40"><text:span text:style-name="T7"><text:s text:c="4"/>5 <text:s text:c="4"/>real <text:s text:c="12"/>KEYWORD <text:s text:c="7"/>realType <text:s text:c="31"/></text:span></text:p>
      <text:p text:style-name="P40"><text:span text:style-name="T7"><text:s text:c="4"/>5 <text:s text:c="4"/>; <text:s text:c="15"/>KEYWORD <text:s text:c="7"/>endStmnt <text:s text:c="31"/></text:span></text:p>
      <text:p text:style-name="P40"><text:span text:style-name="T7"><text:s text:c="4"/>6 <text:s text:c="4"/>var <text:s text:c="13"/>KEYWORD <text:s text:c="7"/>varDeclare <text:s text:c="29"/></text:span></text:p>
      <text:p text:style-name="P40"><text:span text:style-name="T7"><text:s text:c="4"/>6 <text:s text:c="4"/>someArray <text:s text:c="7"/>ID <text:s text:c="12"/>0x7fb49040e168 <text:s text:c="25"/></text:span></text:p>
      <text:p text:style-name="P40"><text:span text:style-name="T7"><text:s text:c="4"/>6 <text:s text:c="4"/>: <text:s text:c="15"/>KEYWORD <text:s text:c="7"/>semicolon <text:s text:c="30"/></text:span></text:p>
      <text:p text:style-name="P40"><text:span text:style-name="T7"><text:s text:c="4"/>6 <text:s text:c="4"/>array <text:s text:c="11"/>KEYWORD <text:s text:c="7"/>array <text:s text:c="34"/></text:span></text:p>
      <text:p text:style-name="P40"><text:span text:style-name="T7"><text:s text:c="4"/>6 <text:s text:c="4"/>[ <text:s text:c="15"/>KEYWORD <text:s text:c="7"/>openBracket <text:s text:c="28"/></text:span></text:p>
      <text:p text:style-name="P40"><text:span text:style-name="T7"><text:s text:c="4"/>6 <text:s text:c="4"/>1 <text:s text:c="15"/>NUMBER <text:s text:c="8"/>intNum <text:s text:c="33"/></text:span></text:p>
      <text:p text:style-name="P40"><text:span text:style-name="T7"><text:s text:c="4"/>6 <text:s text:c="4"/>.. <text:s text:c="14"/>KEYWORD <text:s text:c="7"/>arrayRange <text:s text:c="29"/></text:span></text:p>
      <text:p text:style-name="P40"><text:span text:style-name="T7"><text:s text:c="4"/>6 <text:s text:c="4"/>5 <text:s text:c="15"/>NUMBER <text:s text:c="8"/>intNum <text:s text:c="33"/></text:span></text:p>
      <text:p text:style-name="P40"><text:span text:style-name="T7"><text:s text:c="4"/>6 <text:s text:c="4"/>] <text:s text:c="15"/>KEYWORD <text:s text:c="7"/>closeBracket <text:s text:c="27"/></text:span></text:p>
      <text:p text:style-name="P40"><text:span text:style-name="T7"><text:s text:c="4"/>6 <text:s text:c="4"/>of <text:s text:c="14"/>KEYWORD <text:s text:c="7"/>typeDec <text:s text:c="32"/></text:span></text:p>
      <text:p text:style-name="P40"><text:span text:style-name="T7"><text:s text:c="4"/>6 <text:s text:c="4"/>real <text:s text:c="12"/>KEYWORD <text:s text:c="7"/>realType <text:s text:c="31"/></text:span></text:p>
      <text:p text:style-name="P40"><text:span text:style-name="T7"><text:s text:c="4"/>6 <text:s text:c="4"/>; <text:s text:c="15"/>KEYWORD <text:s text:c="7"/>endStmnt <text:s text:c="31"/></text:span></text:p>
      <text:p text:style-name="P40"><text:span text:style-name="T7"><text:s text:c="4"/>8 <text:s text:c="4"/>function <text:s text:c="8"/>KEYWORD <text:s text:c="7"/>subProgFunc <text:s text:c="28"/></text:span></text:p>
      <text:p text:style-name="P40"><text:span text:style-name="T7"><text:s text:c="4"/>8 <text:s text:c="4"/>gcd <text:s text:c="13"/>ID <text:s text:c="12"/>0x7fb49040e280 <text:s text:c="25"/></text:span></text:p>
      <text:p text:style-name="P40"><text:span text:style-name="T7"><text:s text:c="4"/>8 <text:s text:c="4"/>( <text:s text:c="15"/>KEYWORD <text:s text:c="7"/>openParen <text:s text:c="30"/></text:span></text:p>
      <text:p text:style-name="P40"><text:span text:style-name="T7"><text:s text:c="4"/>8 <text:s text:c="4"/>a <text:s text:c="15"/>ID <text:s text:c="12"/>0x7fb49040e398 <text:s text:c="25"/></text:span></text:p>
      <text:p text:style-name="P40"><text:span text:style-name="T7"><text:s text:c="4"/>8 <text:s text:c="4"/>: <text:s text:c="15"/>KEYWORD <text:s text:c="7"/>semicolon <text:s text:c="30"/></text:span></text:p>
      <text:p text:style-name="P40"><text:span text:style-name="T7"><text:s text:c="4"/>8 <text:s text:c="4"/>integer <text:s text:c="9"/>KEYWORD <text:s text:c="7"/>intType <text:s text:c="32"/></text:span></text:p>
      <text:p text:style-name="P40"><text:span text:style-name="T7"><text:s text:c="4"/>8 <text:s text:c="4"/>; <text:s text:c="15"/>KEYWORD <text:s text:c="7"/>endStmnt <text:s text:c="31"/></text:span></text:p>
      <text:p text:style-name="P40"><text:span text:style-name="T7"><text:s text:c="4"/>8 <text:s text:c="4"/>b <text:s text:c="15"/>ID <text:s text:c="12"/>0x7fb49040e4b0 <text:s text:c="25"/></text:span></text:p>
      <text:p text:style-name="P40"><text:soft-page-break/><text:span text:style-name="T7"><text:s text:c="4"/>8 <text:s text:c="4"/>: <text:s text:c="15"/>KEYWORD <text:s text:c="7"/>semicolon <text:s text:c="30"/></text:span></text:p>
      <text:p text:style-name="P40"><text:span text:style-name="T7"><text:s text:c="4"/>8 <text:s text:c="4"/>integer <text:s text:c="9"/>KEYWORD <text:s text:c="7"/>intType <text:s text:c="32"/></text:span></text:p>
      <text:p text:style-name="P40"><text:span text:style-name="T7"><text:s text:c="4"/>8 <text:s text:c="4"/>) <text:s text:c="15"/>KEYWORD <text:s text:c="7"/>closeParen <text:s text:c="29"/></text:span></text:p>
      <text:p text:style-name="P40"><text:span text:style-name="T7"><text:s text:c="4"/>8 <text:s text:c="4"/>: <text:s text:c="15"/>KEYWORD <text:s text:c="7"/>semicolon <text:s text:c="30"/></text:span></text:p>
      <text:p text:style-name="P40"><text:span text:style-name="T7"><text:s text:c="4"/>8 <text:s text:c="4"/>integer <text:s text:c="9"/>KEYWORD <text:s text:c="7"/>intType <text:s text:c="32"/></text:span></text:p>
      <text:p text:style-name="P40"><text:span text:style-name="T7"><text:s text:c="4"/>8 <text:s text:c="4"/>; <text:s text:c="15"/>KEYWORD <text:s text:c="7"/>endStmnt <text:s text:c="31"/></text:span></text:p>
      <text:p text:style-name="P40"><text:span text:style-name="T7"><text:s text:c="4"/>9 <text:s text:c="4"/>begin <text:s text:c="11"/>KEYWORD <text:s text:c="7"/>compStmtStart <text:s text:c="26"/></text:span></text:p>
      <text:p text:style-name="P40"><text:span text:style-name="T7"><text:s text:c="4"/>10 <text:s text:c="3"/>if <text:s text:c="14"/>KEYWORD <text:s text:c="7"/>condIf <text:s text:c="33"/></text:span></text:p>
      <text:p text:style-name="P40"><text:span text:style-name="T7"><text:s text:c="4"/>10 <text:s text:c="3"/>b <text:s text:c="15"/>ID <text:s text:c="12"/>0x7fb49040e4b0 <text:s text:c="25"/></text:span></text:p>
      <text:p text:style-name="P40"><text:span text:style-name="T7"><text:s text:c="4"/>10 <text:s text:c="3"/>= <text:s text:c="15"/>RELOP <text:s text:c="9"/>equals <text:s text:c="33"/></text:span></text:p>
      <text:p text:style-name="P40"><text:span text:style-name="T7"><text:s text:c="4"/>10 <text:s text:c="3"/>0 <text:s text:c="15"/>NUMBER <text:s text:c="8"/>intNum <text:s text:c="33"/></text:span></text:p>
      <text:p text:style-name="P40"><text:span text:style-name="T7"><text:s text:c="4"/>10 <text:s text:c="3"/>then <text:s text:c="12"/>KEYWORD <text:s text:c="7"/>condThen <text:s text:c="31"/></text:span></text:p>
      <text:p text:style-name="P40"><text:span text:style-name="T7"><text:s text:c="4"/>10 <text:s text:c="3"/>gcd <text:s text:c="13"/>ID <text:s text:c="12"/>0x7fb49040e280 <text:s text:c="25"/></text:span></text:p>
      <text:p text:style-name="P40"><text:span text:style-name="T7"><text:s text:c="4"/>10 <text:s text:c="3"/>:= <text:s text:c="14"/>ASSIGNOP <text:s text:c="6"/>assignTo <text:s text:c="31"/></text:span></text:p>
      <text:p text:style-name="P40"><text:span text:style-name="T7"><text:s text:c="4"/>10 <text:s text:c="3"/>a <text:s text:c="15"/>ID <text:s text:c="12"/>0x7fb49040e398 <text:s text:c="25"/></text:span></text:p>
      <text:p text:style-name="P40"><text:span text:style-name="T7"><text:s text:c="4"/>11 <text:s text:c="3"/>else <text:s text:c="12"/>KEYWORD <text:s text:c="7"/>condElse <text:s text:c="31"/></text:span></text:p>
      <text:p text:style-name="P40"><text:span text:style-name="T7"><text:s text:c="4"/>11 <text:s text:c="3"/>gcd <text:s text:c="13"/>ID <text:s text:c="12"/>0x7fb49040e280 <text:s text:c="25"/></text:span></text:p>
      <text:p text:style-name="P40"><text:span text:style-name="T7"><text:s text:c="4"/>11 <text:s text:c="3"/>:= <text:s text:c="14"/>ASSIGNOP <text:s text:c="6"/>assignTo <text:s text:c="31"/></text:span></text:p>
      <text:p text:style-name="P40"><text:span text:style-name="T7"><text:s text:c="4"/>11 <text:s text:c="3"/>gcd <text:s text:c="13"/>ID <text:s text:c="12"/>0x7fb49040e280 <text:s text:c="25"/></text:span></text:p>
      <text:p text:style-name="P40"><text:span text:style-name="T7"><text:s text:c="4"/>11 <text:s text:c="3"/>( <text:s text:c="15"/>KEYWORD <text:s text:c="7"/>openParen <text:s text:c="30"/></text:span></text:p>
      <text:p text:style-name="P40"><text:span text:style-name="T7"><text:s text:c="4"/>11 <text:s text:c="3"/>b <text:s text:c="15"/>ID <text:s text:c="12"/>0x7fb49040e4b0 <text:s text:c="25"/></text:span></text:p>
      <text:p text:style-name="P40"><text:span text:style-name="T7"><text:s text:c="4"/>11 <text:s text:c="3"/>, <text:s text:c="15"/>KEYWORD <text:s text:c="7"/>comma <text:s text:c="34"/></text:span></text:p>
      <text:p text:style-name="P40"><text:span text:style-name="T7"><text:s text:c="4"/>11 <text:s text:c="3"/>a <text:s text:c="15"/>ID <text:s text:c="12"/>0x7fb49040e398 <text:s text:c="25"/></text:span></text:p>
      <text:p text:style-name="P40"><text:span text:style-name="T7"><text:s text:c="4"/>11 <text:s text:c="3"/>mod <text:s text:c="13"/>MULTOP <text:s text:c="8"/>modulo <text:s text:c="33"/></text:span></text:p>
      <text:p text:style-name="P40"><text:span text:style-name="T7"><text:s text:c="4"/>11 <text:s text:c="3"/>b <text:s text:c="15"/>ID <text:s text:c="12"/>0x7fb49040e4b0 <text:s text:c="25"/></text:span></text:p>
      <text:p text:style-name="P40"><text:span text:style-name="T7"><text:s text:c="4"/>11 <text:s text:c="3"/>) <text:s text:c="15"/>KEYWORD <text:s text:c="7"/>closeParen <text:s text:c="29"/></text:span></text:p>
      <text:p text:style-name="P40"><text:span text:style-name="T7"><text:s text:c="4"/>12 <text:s text:c="3"/>end <text:s text:c="13"/>KEYWORD <text:s text:c="7"/>compStmtEnd <text:s text:c="28"/></text:span></text:p>
      <text:p text:style-name="P40"><text:span text:style-name="T7"><text:s text:c="4"/>12 <text:s text:c="3"/>; <text:s text:c="15"/>KEYWORD <text:s text:c="7"/>endStmnt <text:s text:c="31"/></text:span></text:p>
      <text:p text:style-name="P40"><text:span text:style-name="T7"><text:s text:c="4"/>15 <text:s text:c="3"/>function <text:s text:c="8"/>KEYWORD <text:s text:c="7"/>subProgFunc <text:s text:c="28"/></text:span></text:p>
      <text:p text:style-name="P40"><text:span text:style-name="T7"><text:s text:c="4"/>15 <text:s text:c="3"/>aProc <text:s text:c="11"/>ID <text:s text:c="12"/>0x7fb49040e6e0 <text:s text:c="25"/></text:span></text:p>
      <text:p text:style-name="P40"><text:span text:style-name="T7"><text:s text:c="4"/>15 <text:s text:c="3"/>( <text:s text:c="15"/>KEYWORD <text:s text:c="7"/>openParen <text:s text:c="30"/></text:span></text:p>
      <text:p text:style-name="P40"><text:span text:style-name="T7"><text:s text:c="4"/>15 <text:s text:c="3"/>w <text:s text:c="15"/>ID <text:s text:c="12"/>0x7fb49040e5c8 <text:s text:c="25"/></text:span></text:p>
      <text:p text:style-name="P40"><text:span text:style-name="T7"><text:s text:c="4"/>15 <text:s text:c="3"/>: <text:s text:c="15"/>KEYWORD <text:s text:c="7"/>semicolon <text:s text:c="30"/></text:span></text:p>
      <text:p text:style-name="P40"><text:span text:style-name="T7"><text:s text:c="4"/>15 <text:s text:c="3"/>integer <text:s text:c="9"/>KEYWORD <text:s text:c="7"/>intType <text:s text:c="32"/></text:span></text:p>
      <text:p text:style-name="P40"><text:span text:style-name="T7"><text:s text:c="4"/>15 <text:s text:c="3"/>) <text:s text:c="15"/>KEYWORD <text:s text:c="7"/>closeParen <text:s text:c="29"/></text:span></text:p>
      <text:p text:style-name="P40"><text:span text:style-name="T7"><text:s text:c="4"/>15 <text:s text:c="3"/>: <text:s text:c="15"/>KEYWORD <text:s text:c="7"/>semicolon <text:s text:c="30"/></text:span></text:p>
      <text:p text:style-name="P40"><text:span text:style-name="T7"><text:s text:c="4"/>15 <text:s text:c="3"/>integer <text:s text:c="9"/>KEYWORD <text:s text:c="7"/>intType <text:s text:c="32"/></text:span></text:p>
      <text:p text:style-name="P40"><text:span text:style-name="T7"><text:s text:c="4"/>15 <text:s text:c="3"/>; <text:s text:c="15"/>KEYWORD <text:s text:c="7"/>endStmnt <text:s text:c="31"/></text:span></text:p>
      <text:p text:style-name="P40"><text:span text:style-name="T7"><text:s text:c="4"/>16 <text:s text:c="3"/>begin <text:s text:c="11"/>KEYWORD <text:s text:c="7"/>compStmtStart <text:s text:c="26"/></text:span></text:p>
      <text:p text:style-name="P40"><text:span text:style-name="T7"><text:s text:c="4"/>17 <text:s text:c="3"/>w <text:s text:c="15"/>ID <text:s text:c="12"/>0x7fb49040e5c8 <text:s text:c="25"/></text:span></text:p>
      <text:p text:style-name="P40"><text:span text:style-name="T7"><text:s text:c="4"/>17 <text:s text:c="3"/>:= <text:s text:c="14"/>ASSIGNOP <text:s text:c="6"/>assignTo <text:s text:c="31"/></text:span></text:p>
      <text:p text:style-name="P40"><text:span text:style-name="T7"><text:s text:c="4"/>17 <text:s text:c="3"/>x <text:s text:c="15"/>ID <text:s text:c="12"/>0x7fb490408d70 <text:s text:c="25"/></text:span></text:p>
      <text:p text:style-name="P40"><text:span text:style-name="T7"><text:s text:c="4"/>17 <text:s text:c="3"/>div <text:s text:c="13"/>MULTOP <text:s text:c="8"/>integerDivide <text:s text:c="26"/></text:span></text:p>
      <text:p text:style-name="P40"><text:span text:style-name="T7"><text:s text:c="4"/>17 <text:s text:c="3"/>y <text:s text:c="15"/>ID <text:s text:c="12"/>0x7fb490408e88 <text:s text:c="25"/></text:span></text:p>
      <text:p text:style-name="P40"><text:span text:style-name="T7"><text:s text:c="4"/>17 <text:s text:c="3"/>; <text:s text:c="15"/>KEYWORD <text:s text:c="7"/>endStmnt <text:s text:c="31"/></text:span></text:p>
      <text:p text:style-name="P40"><text:span text:style-name="T7"><text:s text:c="4"/>18 <text:s text:c="3"/>while <text:s text:c="11"/>KEYWORD <text:s text:c="7"/>loopCond <text:s text:c="31"/></text:span></text:p>
      <text:p text:style-name="P40"><text:span text:style-name="T7"><text:s text:c="4"/>18 <text:s text:c="3"/>w <text:s text:c="15"/>ID <text:s text:c="12"/>0x7fb49040e5c8 <text:s text:c="25"/></text:span></text:p>
      <text:p text:style-name="P40"><text:span text:style-name="T7"><text:s text:c="4"/>18 <text:s text:c="3"/>&gt; <text:s text:c="15"/>RELOP <text:s text:c="9"/>greaterThan <text:s text:c="28"/></text:span></text:p>
      <text:p text:style-name="P40"><text:span text:style-name="T7"><text:s text:c="4"/>18 <text:s text:c="3"/>0 <text:s text:c="15"/>NUMBER <text:s text:c="8"/>intNum <text:s text:c="33"/></text:span></text:p>
      <text:p text:style-name="P40"><text:span text:style-name="T7"><text:s text:c="4"/>18 <text:s text:c="3"/>do <text:s text:c="14"/>KEYWORD <text:s text:c="7"/>loopBegin <text:s text:c="30"/></text:span></text:p>
      <text:p text:style-name="P40"><text:span text:style-name="T7"><text:s text:c="4"/>19 <text:s text:c="3"/>begin <text:s text:c="11"/>KEYWORD <text:s text:c="7"/>compStmtStart <text:s text:c="26"/></text:span></text:p>
      <text:p text:style-name="P40"><text:span text:style-name="T7"><text:s text:c="4"/>20 <text:s text:c="3"/>w <text:s text:c="15"/>ID <text:s text:c="12"/>0x7fb49040e5c8 <text:s text:c="25"/></text:span></text:p>
      <text:p text:style-name="P40"><text:soft-page-break/><text:span text:style-name="T7"><text:s text:c="4"/>20 <text:s text:c="3"/>:= <text:s text:c="14"/>ASSIGNOP <text:s text:c="6"/>assignTo <text:s text:c="31"/></text:span></text:p>
      <text:p text:style-name="P40"><text:span text:style-name="T7"><text:s text:c="4"/>20 <text:s text:c="3"/>w <text:s text:c="15"/>ID <text:s text:c="12"/>0x7fb49040e5c8 <text:s text:c="25"/></text:span></text:p>
      <text:p text:style-name="P40"><text:span text:style-name="T7"><text:s text:c="4"/>20 <text:s text:c="3"/>- <text:s text:c="15"/>ADDOP <text:s text:c="9"/>subtract <text:s text:c="31"/></text:span></text:p>
      <text:p text:style-name="P40"><text:span text:style-name="T7"><text:s text:c="4"/>20 <text:s text:c="3"/>1 <text:s text:c="15"/>NUMBER <text:s text:c="8"/>intNum <text:s text:c="33"/></text:span></text:p>
      <text:p text:style-name="P40"><text:span text:style-name="T7"><text:s text:c="4"/>20 <text:s text:c="3"/>; <text:s text:c="15"/>KEYWORD <text:s text:c="7"/>endStmnt <text:s text:c="31"/></text:span></text:p>
      <text:p text:style-name="P40"><text:span text:style-name="T7"><text:s text:c="4"/>21 <text:s text:c="3"/>if <text:s text:c="14"/>KEYWORD <text:s text:c="7"/>condIf <text:s text:c="33"/></text:span></text:p>
      <text:p text:style-name="P40"><text:span text:style-name="T7"><text:s text:c="4"/>21 <text:s text:c="3"/>x <text:s text:c="15"/>ID <text:s text:c="12"/>0x7fb490408d70 <text:s text:c="25"/></text:span></text:p>
      <text:p text:style-name="P40"><text:span text:style-name="T7"><text:s text:c="4"/>21 <text:s text:c="3"/>&lt;&gt; <text:s text:c="14"/>RELOP <text:s text:c="9"/>notEquals <text:s text:c="30"/></text:span></text:p>
      <text:p text:style-name="P40"><text:span text:style-name="T7"><text:s text:c="4"/>21 <text:s text:c="3"/>0 <text:s text:c="15"/>NUMBER <text:s text:c="8"/>intNum <text:s text:c="33"/></text:span></text:p>
      <text:p text:style-name="P40"><text:span text:style-name="T7"><text:s text:c="4"/>21 <text:s text:c="3"/>then <text:s text:c="12"/>KEYWORD <text:s text:c="7"/>condThen <text:s text:c="31"/></text:span></text:p>
      <text:p text:style-name="P40"><text:span text:style-name="T7"><text:s text:c="4"/>21 <text:s text:c="3"/>x <text:s text:c="15"/>ID <text:s text:c="12"/>0x7fb490408d70 <text:s text:c="25"/></text:span></text:p>
      <text:p text:style-name="P40"><text:span text:style-name="T7"><text:s text:c="4"/>21 <text:s text:c="3"/>:= <text:s text:c="14"/>ASSIGNOP <text:s text:c="6"/>assignTo <text:s text:c="31"/></text:span></text:p>
      <text:p text:style-name="P40"><text:span text:style-name="T7"><text:s text:c="4"/>21 <text:s text:c="3"/>x <text:s text:c="15"/>ID <text:s text:c="12"/>0x7fb490408d70 <text:s text:c="25"/></text:span></text:p>
      <text:p text:style-name="P40"><text:span text:style-name="T7"><text:s text:c="4"/>21 <text:s text:c="3"/>+ <text:s text:c="15"/>ADDOP <text:s text:c="9"/>add <text:s text:c="36"/></text:span></text:p>
      <text:p text:style-name="P40"><text:span text:style-name="T7"><text:s text:c="4"/>21 <text:s text:c="3"/>1 <text:s text:c="15"/>NUMBER <text:s text:c="8"/>intNum <text:s text:c="33"/></text:span></text:p>
      <text:p text:style-name="P40"><text:span text:style-name="T7"><text:s text:c="4"/>21 <text:s text:c="3"/>else <text:s text:c="12"/>KEYWORD <text:s text:c="7"/>condElse <text:s text:c="31"/></text:span></text:p>
      <text:p text:style-name="P40"><text:span text:style-name="T7"><text:s text:c="4"/>21 <text:s text:c="3"/>z <text:s text:c="15"/>ID <text:s text:c="12"/>0x7fb49040e050 <text:s text:c="25"/></text:span></text:p>
      <text:p text:style-name="P40"><text:span text:style-name="T7"><text:s text:c="4"/>21 <text:s text:c="3"/>:= <text:s text:c="14"/>ASSIGNOP <text:s text:c="6"/>assignTo <text:s text:c="31"/></text:span></text:p>
      <text:p text:style-name="P40"><text:span text:style-name="T7"><text:s text:c="4"/>21 <text:s text:c="3"/>z <text:s text:c="15"/>ID <text:s text:c="12"/>0x7fb49040e050 <text:s text:c="25"/></text:span></text:p>
      <text:p text:style-name="P40"><text:span text:style-name="T7"><text:s text:c="4"/>21 <text:s text:c="3"/>/ <text:s text:c="15"/>MULTOP <text:s text:c="8"/>divide <text:s text:c="33"/></text:span></text:p>
      <text:p text:style-name="P40"><text:span text:style-name="T7"><text:s text:c="4"/>21 <text:s text:c="3"/>2.0 <text:s text:c="13"/>NUMBER <text:s text:c="8"/>realNum <text:s text:c="32"/></text:span></text:p>
      <text:p text:style-name="P40"><text:span text:style-name="T7"><text:s text:c="4"/>21 <text:s text:c="3"/>; <text:s text:c="15"/>KEYWORD <text:s text:c="7"/>endStmnt <text:s text:c="31"/></text:span></text:p>
      <text:p text:style-name="P40"><text:span text:style-name="T7"><text:s text:c="4"/>22 <text:s text:c="3"/>if <text:s text:c="14"/>KEYWORD <text:s text:c="7"/>condIf <text:s text:c="33"/></text:span></text:p>
      <text:p text:style-name="P40"><text:span text:style-name="T7"><text:s text:c="4"/>22 <text:s text:c="3"/>not <text:s text:c="13"/>KEYWORD <text:s text:c="7"/>negation <text:s text:c="31"/></text:span></text:p>
      <text:p text:style-name="P40"><text:span text:style-name="T7"><text:s text:c="4"/>22 <text:s text:c="3"/>( <text:s text:c="15"/>KEYWORD <text:s text:c="7"/>openParen <text:s text:c="30"/></text:span></text:p>
      <text:p text:style-name="P40"><text:span text:style-name="T7"><text:s text:c="4"/>22 <text:s text:c="3"/>( <text:s text:c="15"/>KEYWORD <text:s text:c="7"/>openParen <text:s text:c="30"/></text:span></text:p>
      <text:p text:style-name="P40"><text:span text:style-name="T7"><text:s text:c="4"/>22 <text:s text:c="3"/>10 <text:s text:c="14"/>NUMBER <text:s text:c="8"/>intNum <text:s text:c="33"/></text:span></text:p>
      <text:p text:style-name="P40"><text:span text:style-name="T7"><text:s text:c="4"/>22 <text:s text:c="3"/>mod <text:s text:c="13"/>MULTOP <text:s text:c="8"/>modulo <text:s text:c="33"/></text:span></text:p>
      <text:p text:style-name="P40"><text:span text:style-name="T7"><text:s text:c="4"/>22 <text:s text:c="3"/>3 <text:s text:c="15"/>NUMBER <text:s text:c="8"/>intNum <text:s text:c="33"/></text:span></text:p>
      <text:p text:style-name="P40"><text:span text:style-name="T7"><text:s text:c="4"/>22 <text:s text:c="3"/>) <text:s text:c="15"/>KEYWORD <text:s text:c="7"/>closeParen <text:s text:c="29"/></text:span></text:p>
      <text:p text:style-name="P40"><text:span text:style-name="T7"><text:s text:c="4"/>22 <text:s text:c="3"/>&lt;= <text:s text:c="14"/>RELOP <text:s text:c="9"/>lessThanOrEquals <text:s text:c="23"/></text:span></text:p>
      <text:p text:style-name="P40"><text:span text:style-name="T7"><text:s text:c="4"/>22 <text:s text:c="3"/>3 <text:s text:c="15"/>NUMBER <text:s text:c="8"/>intNum <text:s text:c="33"/></text:span></text:p>
      <text:p text:style-name="P40"><text:span text:style-name="T7"><text:s text:c="4"/>22 <text:s text:c="3"/>) <text:s text:c="15"/>KEYWORD <text:s text:c="7"/>closeParen <text:s text:c="29"/></text:span></text:p>
      <text:p text:style-name="P40"><text:span text:style-name="T7"><text:s text:c="4"/>22 <text:s text:c="3"/>then <text:s text:c="12"/>KEYWORD <text:s text:c="7"/>condThen <text:s text:c="31"/></text:span></text:p>
      <text:p text:style-name="P40"><text:span text:style-name="T7"><text:s text:c="4"/>22 <text:s text:c="3"/>x <text:s text:c="15"/>ID <text:s text:c="12"/>0x7fb490408d70 <text:s text:c="25"/></text:span></text:p>
      <text:p text:style-name="P40"><text:span text:style-name="T7"><text:s text:c="4"/>22 <text:s text:c="3"/>:= <text:s text:c="14"/>ASSIGNOP <text:s text:c="6"/>assignTo <text:s text:c="31"/></text:span></text:p>
      <text:p text:style-name="P40"><text:span text:style-name="T7"><text:s text:c="4"/>22 <text:s text:c="3"/>2 <text:s text:c="15"/>NUMBER <text:s text:c="8"/>intNum <text:s text:c="33"/></text:span></text:p>
      <text:p text:style-name="P40"><text:span text:style-name="T7"><text:s text:c="4"/>22 <text:s text:c="3"/>* <text:s text:c="15"/>MULTOP <text:s text:c="8"/>multiply <text:s text:c="31"/></text:span></text:p>
      <text:p text:style-name="P40"><text:span text:style-name="T7"><text:s text:c="4"/>22 <text:s text:c="3"/>5 <text:s text:c="15"/>NUMBER <text:s text:c="8"/>intNum <text:s text:c="33"/></text:span></text:p>
      <text:p text:style-name="P40"><text:span text:style-name="T7"><text:s text:c="4"/>22 <text:s text:c="3"/>else <text:s text:c="12"/>KEYWORD <text:s text:c="7"/>condElse <text:s text:c="31"/></text:span></text:p>
      <text:p text:style-name="P40"><text:span text:style-name="T7"><text:s text:c="4"/>22 <text:s text:c="3"/>z <text:s text:c="15"/>ID <text:s text:c="12"/>0x7fb49040e050 <text:s text:c="25"/></text:span></text:p>
      <text:p text:style-name="P40"><text:span text:style-name="T7"><text:s text:c="4"/>22 <text:s text:c="3"/>:= <text:s text:c="14"/>ASSIGNOP <text:s text:c="6"/>assignTo <text:s text:c="31"/></text:span></text:p>
      <text:p text:style-name="P40"><text:span text:style-name="T7"><text:s text:c="4"/>22 <text:s text:c="3"/>5.2 <text:s text:c="13"/>NUMBER <text:s text:c="8"/>realNum <text:s text:c="32"/></text:span></text:p>
      <text:p text:style-name="P40"><text:span text:style-name="T7"><text:s text:c="4"/>22 <text:s text:c="3"/>; <text:s text:c="15"/>KEYWORD <text:s text:c="7"/>endStmnt <text:s text:c="31"/></text:span></text:p>
      <text:p text:style-name="P40"><text:span text:style-name="T7"><text:s text:c="4"/>23 <text:s text:c="3"/>if <text:s text:c="14"/>KEYWORD <text:s text:c="7"/>condIf <text:s text:c="33"/></text:span></text:p>
      <text:p text:style-name="P40"><text:span text:style-name="T7"><text:s text:c="4"/>23 <text:s text:c="3"/>10 <text:s text:c="14"/>NUMBER <text:s text:c="8"/>intNum <text:s text:c="33"/></text:span></text:p>
      <text:p text:style-name="P40"><text:span text:style-name="T7"><text:s text:c="4"/>23 <text:s text:c="3"/>&gt;= <text:s text:c="14"/>RELOP <text:s text:c="9"/>greaterThanOrEquals <text:s text:c="20"/></text:span></text:p>
      <text:p text:style-name="P40"><text:span text:style-name="T7"><text:s text:c="4"/>23 <text:s text:c="3"/>3 <text:s text:c="15"/>NUMBER <text:s text:c="8"/>intNum <text:s text:c="33"/></text:span></text:p>
      <text:p text:style-name="P40"><text:span text:style-name="T7"><text:s text:c="4"/>23 <text:s text:c="3"/>then <text:s text:c="12"/>KEYWORD <text:s text:c="7"/>condThen <text:s text:c="31"/></text:span></text:p>
      <text:p text:style-name="P40"><text:span text:style-name="T7"><text:s text:c="4"/>23 <text:s text:c="3"/>x <text:s text:c="15"/>ID <text:s text:c="12"/>0x7fb490408d70 <text:s text:c="25"/></text:span></text:p>
      <text:p text:style-name="P40"><text:span text:style-name="T7"><text:s text:c="4"/>23 <text:s text:c="3"/>:= <text:s text:c="14"/>ASSIGNOP <text:s text:c="6"/>assignTo <text:s text:c="31"/></text:span></text:p>
      <text:p text:style-name="P40"><text:span text:style-name="T7"><text:s text:c="4"/>23 <text:s text:c="3"/>2 <text:s text:c="15"/>NUMBER <text:s text:c="8"/>intNum <text:s text:c="33"/></text:span></text:p>
      <text:p text:style-name="P40"><text:soft-page-break/><text:span text:style-name="T7"><text:s text:c="4"/>23 <text:s text:c="3"/>* <text:s text:c="15"/>MULTOP <text:s text:c="8"/>multiply <text:s text:c="31"/></text:span></text:p>
      <text:p text:style-name="P40"><text:span text:style-name="T7"><text:s text:c="4"/>23 <text:s text:c="3"/>5 <text:s text:c="15"/>NUMBER <text:s text:c="8"/>intNum <text:s text:c="33"/></text:span></text:p>
      <text:p text:style-name="P40"><text:span text:style-name="T7"><text:s text:c="4"/>23 <text:s text:c="3"/>else <text:s text:c="12"/>KEYWORD <text:s text:c="7"/>condElse <text:s text:c="31"/></text:span></text:p>
      <text:p text:style-name="P40"><text:span text:style-name="T7"><text:s text:c="4"/>23 <text:s text:c="3"/>z <text:s text:c="15"/>ID <text:s text:c="12"/>0x7fb49040e050 <text:s text:c="25"/></text:span></text:p>
      <text:p text:style-name="P40"><text:span text:style-name="T7"><text:s text:c="4"/>23 <text:s text:c="3"/>:= <text:s text:c="14"/>ASSIGNOP <text:s text:c="6"/>assignTo <text:s text:c="31"/></text:span></text:p>
      <text:p text:style-name="P40"><text:span text:style-name="T7"><text:s text:c="4"/>23 <text:s text:c="3"/>5.2 <text:s text:c="13"/>NUMBER <text:s text:c="8"/>realNum <text:s text:c="32"/></text:span></text:p>
      <text:p text:style-name="P40"><text:span text:style-name="T7"><text:s text:c="4"/>23 <text:s text:c="3"/>; <text:s text:c="15"/>KEYWORD <text:s text:c="7"/>endStmnt <text:s text:c="31"/></text:span></text:p>
      <text:p text:style-name="P40"><text:span text:style-name="T7"><text:s text:c="4"/>24 <text:s text:c="3"/>if <text:s text:c="14"/>KEYWORD <text:s text:c="7"/>condIf <text:s text:c="33"/></text:span></text:p>
      <text:p text:style-name="P40"><text:span text:style-name="T7"><text:s text:c="4"/>24 <text:s text:c="3"/>6 <text:s text:c="15"/>NUMBER <text:s text:c="8"/>intNum <text:s text:c="33"/></text:span></text:p>
      <text:p text:style-name="P40"><text:span text:style-name="T7"><text:s text:c="4"/>24 <text:s text:c="3"/>&gt; <text:s text:c="15"/>RELOP <text:s text:c="9"/>greaterThan <text:s text:c="28"/></text:span></text:p>
      <text:p text:style-name="P40"><text:span text:style-name="T7"><text:s text:c="4"/>24 <text:s text:c="3"/>5 <text:s text:c="15"/>NUMBER <text:s text:c="8"/>intNum <text:s text:c="33"/></text:span></text:p>
      <text:p text:style-name="P40"><text:span text:style-name="T7"><text:s text:c="4"/>24 <text:s text:c="3"/>then <text:s text:c="12"/>KEYWORD <text:s text:c="7"/>condThen <text:s text:c="31"/></text:span></text:p>
      <text:p text:style-name="P40"><text:span text:style-name="T7"><text:s text:c="4"/>24 <text:s text:c="3"/>x <text:s text:c="15"/>ID <text:s text:c="12"/>0x7fb490408d70 <text:s text:c="25"/></text:span></text:p>
      <text:p text:style-name="P40"><text:span text:style-name="T7"><text:s text:c="4"/>24 <text:s text:c="3"/>:= <text:s text:c="14"/>ASSIGNOP <text:s text:c="6"/>assignTo <text:s text:c="31"/></text:span></text:p>
      <text:p text:style-name="P40"><text:span text:style-name="T7"><text:s text:c="4"/>24 <text:s text:c="3"/>2 <text:s text:c="15"/>NUMBER <text:s text:c="8"/>intNum <text:s text:c="33"/></text:span></text:p>
      <text:p text:style-name="P40"><text:span text:style-name="T7"><text:s text:c="4"/>24 <text:s text:c="3"/>* <text:s text:c="15"/>MULTOP <text:s text:c="8"/>multiply <text:s text:c="31"/></text:span></text:p>
      <text:p text:style-name="P40"><text:span text:style-name="T7"><text:s text:c="4"/>24 <text:s text:c="3"/>5 <text:s text:c="15"/>NUMBER <text:s text:c="8"/>intNum <text:s text:c="33"/></text:span></text:p>
      <text:p text:style-name="P40"><text:span text:style-name="T7"><text:s text:c="4"/>24 <text:s text:c="3"/>else <text:s text:c="12"/>KEYWORD <text:s text:c="7"/>condElse <text:s text:c="31"/></text:span></text:p>
      <text:p text:style-name="P40"><text:span text:style-name="T7"><text:s text:c="4"/>24 <text:s text:c="3"/>z <text:s text:c="15"/>ID <text:s text:c="12"/>0x7fb49040e050 <text:s text:c="25"/></text:span></text:p>
      <text:p text:style-name="P40"><text:span text:style-name="T7"><text:s text:c="4"/>24 <text:s text:c="3"/>:= <text:s text:c="14"/>ASSIGNOP <text:s text:c="6"/>assignTo <text:s text:c="31"/></text:span></text:p>
      <text:p text:style-name="P40"><text:span text:style-name="T7"><text:s text:c="4"/>24 <text:s text:c="3"/>5.2 <text:s text:c="13"/>NUMBER <text:s text:c="8"/>realNum <text:s text:c="32"/></text:span></text:p>
      <text:p text:style-name="P40"><text:span text:style-name="T7"><text:s text:c="4"/>24 <text:s text:c="3"/>; <text:s text:c="15"/>KEYWORD <text:s text:c="7"/>endStmnt <text:s text:c="31"/></text:span></text:p>
      <text:p text:style-name="P40"><text:span text:style-name="T7"><text:s text:c="4"/>25 <text:s text:c="3"/>if <text:s text:c="14"/>KEYWORD <text:s text:c="7"/>condIf <text:s text:c="33"/></text:span></text:p>
      <text:p text:style-name="P40"><text:span text:style-name="T7"><text:s text:c="4"/>25 <text:s text:c="3"/>6 <text:s text:c="15"/>NUMBER <text:s text:c="8"/>intNum <text:s text:c="33"/></text:span></text:p>
      <text:p text:style-name="P40"><text:span text:style-name="T7"><text:s text:c="4"/>25 <text:s text:c="3"/>&lt; <text:s text:c="15"/>RELOP <text:s text:c="9"/>lessThan <text:s text:c="31"/></text:span></text:p>
      <text:p text:style-name="P40"><text:span text:style-name="T7"><text:s text:c="4"/>25 <text:s text:c="3"/>5 <text:s text:c="15"/>NUMBER <text:s text:c="8"/>intNum <text:s text:c="33"/></text:span></text:p>
      <text:p text:style-name="P40"><text:span text:style-name="T7"><text:s text:c="4"/>25 <text:s text:c="3"/>then <text:s text:c="12"/>KEYWORD <text:s text:c="7"/>condThen <text:s text:c="31"/></text:span></text:p>
      <text:p text:style-name="P40"><text:span text:style-name="T7"><text:s text:c="4"/>25 <text:s text:c="3"/>x <text:s text:c="15"/>ID <text:s text:c="12"/>0x7fb490408d70 <text:s text:c="25"/></text:span></text:p>
      <text:p text:style-name="P40"><text:span text:style-name="T7"><text:s text:c="4"/>25 <text:s text:c="3"/>:= <text:s text:c="14"/>ASSIGNOP <text:s text:c="6"/>assignTo <text:s text:c="31"/></text:span></text:p>
      <text:p text:style-name="P40"><text:span text:style-name="T7"><text:s text:c="4"/>25 <text:s text:c="3"/>2 <text:s text:c="15"/>NUMBER <text:s text:c="8"/>intNum <text:s text:c="33"/></text:span></text:p>
      <text:p text:style-name="P40"><text:span text:style-name="T7"><text:s text:c="4"/>25 <text:s text:c="3"/>* <text:s text:c="15"/>MULTOP <text:s text:c="8"/>multiply <text:s text:c="31"/></text:span></text:p>
      <text:p text:style-name="P40"><text:span text:style-name="T7"><text:s text:c="4"/>25 <text:s text:c="3"/>5 <text:s text:c="15"/>NUMBER <text:s text:c="8"/>intNum <text:s text:c="33"/></text:span></text:p>
      <text:p text:style-name="P40"><text:span text:style-name="T7"><text:s text:c="4"/>25 <text:s text:c="3"/>else <text:s text:c="12"/>KEYWORD <text:s text:c="7"/>condElse <text:s text:c="31"/></text:span></text:p>
      <text:p text:style-name="P40"><text:span text:style-name="T7"><text:s text:c="4"/>25 <text:s text:c="3"/>z <text:s text:c="15"/>ID <text:s text:c="12"/>0x7fb49040e050 <text:s text:c="25"/></text:span></text:p>
      <text:p text:style-name="P40"><text:span text:style-name="T7"><text:s text:c="4"/>25 <text:s text:c="3"/>:= <text:s text:c="14"/>ASSIGNOP <text:s text:c="6"/>assignTo <text:s text:c="31"/></text:span></text:p>
      <text:p text:style-name="P40"><text:span text:style-name="T7"><text:s text:c="4"/>25 <text:s text:c="3"/>5.2 <text:s text:c="13"/>NUMBER <text:s text:c="8"/>realNum <text:s text:c="32"/></text:span></text:p>
      <text:p text:style-name="P40"><text:span text:style-name="T7"><text:s text:c="4"/>25 <text:s text:c="3"/>; <text:s text:c="15"/>KEYWORD <text:s text:c="7"/>endStmnt <text:s text:c="31"/></text:span></text:p>
      <text:p text:style-name="P40"><text:span text:style-name="T7"><text:s text:c="4"/>26 <text:s text:c="3"/>if <text:s text:c="14"/>KEYWORD <text:s text:c="7"/>condIf <text:s text:c="33"/></text:span></text:p>
      <text:p text:style-name="P40"><text:span text:style-name="T7"><text:s text:c="4"/>26 <text:s text:c="3"/>10 <text:s text:c="14"/>NUMBER <text:s text:c="8"/>intNum <text:s text:c="33"/></text:span></text:p>
      <text:p text:style-name="P40"><text:span text:style-name="T7"><text:s text:c="4"/>26 <text:s text:c="3"/>&lt;= <text:s text:c="14"/>RELOP <text:s text:c="9"/>lessThanOrEquals <text:s text:c="23"/></text:span></text:p>
      <text:p text:style-name="P40"><text:span text:style-name="T7"><text:s text:c="4"/>26 <text:s text:c="3"/>3 <text:s text:c="15"/>NUMBER <text:s text:c="8"/>intNum <text:s text:c="33"/></text:span></text:p>
      <text:p text:style-name="P40"><text:span text:style-name="T7"><text:s text:c="4"/>26 <text:s text:c="3"/>then <text:s text:c="12"/>KEYWORD <text:s text:c="7"/>condThen <text:s text:c="31"/></text:span></text:p>
      <text:p text:style-name="P40"><text:span text:style-name="T7"><text:s text:c="4"/>26 <text:s text:c="3"/>x <text:s text:c="15"/>ID <text:s text:c="12"/>0x7fb490408d70 <text:s text:c="25"/></text:span></text:p>
      <text:p text:style-name="P40"><text:span text:style-name="T7"><text:s text:c="4"/>26 <text:s text:c="3"/>:= <text:s text:c="14"/>ASSIGNOP <text:s text:c="6"/>assignTo <text:s text:c="31"/></text:span></text:p>
      <text:p text:style-name="P40"><text:span text:style-name="T7"><text:s text:c="4"/>26 <text:s text:c="3"/>2 <text:s text:c="15"/>NUMBER <text:s text:c="8"/>intNum <text:s text:c="33"/></text:span></text:p>
      <text:p text:style-name="P40"><text:span text:style-name="T7"><text:s text:c="4"/>26 <text:s text:c="3"/>* <text:s text:c="15"/>MULTOP <text:s text:c="8"/>multiply <text:s text:c="31"/></text:span></text:p>
      <text:p text:style-name="P40"><text:span text:style-name="T7"><text:s text:c="4"/>26 <text:s text:c="3"/>5 <text:s text:c="15"/>NUMBER <text:s text:c="8"/>intNum <text:s text:c="33"/></text:span></text:p>
      <text:p text:style-name="P40"><text:span text:style-name="T7"><text:s text:c="4"/>26 <text:s text:c="3"/>else <text:s text:c="12"/>KEYWORD <text:s text:c="7"/>condElse <text:s text:c="31"/></text:span></text:p>
      <text:p text:style-name="P40"><text:span text:style-name="T7"><text:s text:c="4"/>26 <text:s text:c="3"/>z <text:s text:c="15"/>ID <text:s text:c="12"/>0x7fb49040e050 <text:s text:c="25"/></text:span></text:p>
      <text:p text:style-name="P40"><text:span text:style-name="T7"><text:s text:c="4"/>26 <text:s text:c="3"/>:= <text:s text:c="14"/>ASSIGNOP <text:s text:c="6"/>assignTo <text:s text:c="31"/></text:span></text:p>
      <text:p text:style-name="P40"><text:span text:style-name="T7"><text:s text:c="4"/>26 <text:s text:c="3"/>5.2 <text:s text:c="13"/>NUMBER <text:s text:c="8"/>realNum <text:s text:c="32"/></text:span></text:p>
      <text:p text:style-name="P40"><text:span text:style-name="T7"><text:s text:c="4"/>26 <text:s text:c="3"/>; <text:s text:c="15"/>KEYWORD <text:s text:c="7"/>endStmnt <text:s text:c="31"/></text:span></text:p>
      <text:p text:style-name="P40"><text:soft-page-break/><text:span text:style-name="T7"><text:s text:c="4"/>27 <text:s text:c="3"/>x <text:s text:c="15"/>ID <text:s text:c="12"/>0x7fb490408d70 <text:s text:c="25"/></text:span></text:p>
      <text:p text:style-name="P40"><text:span text:style-name="T7"><text:s text:c="4"/>27 <text:s text:c="3"/>:= <text:s text:c="14"/>ASSIGNOP <text:s text:c="6"/>assignTo <text:s text:c="31"/></text:span></text:p>
      <text:p text:style-name="P40"><text:span text:style-name="T7"><text:s text:c="4"/>27 <text:s text:c="3"/>3 <text:s text:c="15"/>NUMBER <text:s text:c="8"/>intNum <text:s text:c="33"/></text:span></text:p>
      <text:p text:style-name="P40"><text:span text:style-name="T7"><text:s text:c="4"/>27 <text:s text:c="3"/>and <text:s text:c="13"/>multop <text:s text:c="8"/>booleanAnd <text:s text:c="29"/></text:span></text:p>
      <text:p text:style-name="P40"><text:span text:style-name="T7"><text:s text:c="4"/>27 <text:s text:c="3"/>4 <text:s text:c="15"/>NUMBER <text:s text:c="8"/>intNum <text:s text:c="33"/></text:span></text:p>
      <text:p text:style-name="P40"><text:span text:style-name="T7"><text:s text:c="4"/>27 <text:s text:c="3"/>; <text:s text:c="15"/>KEYWORD <text:s text:c="7"/>endStmnt <text:s text:c="31"/></text:span></text:p>
      <text:p text:style-name="P40"><text:span text:style-name="T7"><text:s text:c="4"/>28 <text:s text:c="3"/>x <text:s text:c="15"/>ID <text:s text:c="12"/>0x7fb490408d70 <text:s text:c="25"/></text:span></text:p>
      <text:p text:style-name="P40"><text:span text:style-name="T7"><text:s text:c="4"/>28 <text:s text:c="3"/>:= <text:s text:c="14"/>ASSIGNOP <text:s text:c="6"/>assignTo <text:s text:c="31"/></text:span></text:p>
      <text:p text:style-name="P40"><text:span text:style-name="T7"><text:s text:c="4"/>28 <text:s text:c="3"/>4 <text:s text:c="15"/>NUMBER <text:s text:c="8"/>intNum <text:s text:c="33"/></text:span></text:p>
      <text:p text:style-name="P40"><text:span text:style-name="T7"><text:s text:c="4"/>28 <text:s text:c="3"/>or <text:s text:c="14"/>ADDOP <text:s text:c="9"/>booleanOr <text:s text:c="30"/></text:span></text:p>
      <text:p text:style-name="P40"><text:span text:style-name="T7"><text:s text:c="4"/>28 <text:s text:c="3"/>5 <text:s text:c="15"/>NUMBER <text:s text:c="8"/>intNum <text:s text:c="33"/></text:span></text:p>
      <text:p text:style-name="P40"><text:span text:style-name="T7"><text:s text:c="4"/>29 <text:s text:c="3"/>end <text:s text:c="13"/>KEYWORD <text:s text:c="7"/>compStmtEnd <text:s text:c="28"/></text:span></text:p>
      <text:p text:style-name="P40"><text:span text:style-name="T7"><text:s text:c="4"/>30 <text:s text:c="3"/>end <text:s text:c="13"/>KEYWORD <text:s text:c="7"/>compStmtEnd <text:s text:c="28"/></text:span></text:p>
      <text:p text:style-name="P40"><text:span text:style-name="T7"><text:s text:c="4"/>30 <text:s text:c="3"/>; <text:s text:c="15"/>KEYWORD <text:s text:c="7"/>endStmnt <text:s text:c="31"/></text:span></text:p>
      <text:p text:style-name="P40"><text:span text:style-name="T7"><text:s text:c="4"/>32 <text:s text:c="3"/>begin <text:s text:c="11"/>KEYWORD <text:s text:c="7"/>compStmtStart <text:s text:c="26"/></text:span></text:p>
      <text:p text:style-name="P40"><text:span text:style-name="T7"><text:s text:c="4"/>33 <text:s text:c="3"/>x <text:s text:c="15"/>ID <text:s text:c="12"/>0x7fb490408d70 <text:s text:c="25"/></text:span></text:p>
      <text:p text:style-name="P40"><text:span text:style-name="T7"><text:s text:c="4"/>33 <text:s text:c="3"/>:= <text:s text:c="14"/>ASSIGNOP <text:s text:c="6"/>assignTo <text:s text:c="31"/></text:span></text:p>
      <text:p text:style-name="P40"><text:span text:style-name="T7"><text:s text:c="4"/>33 <text:s text:c="3"/>17 <text:s text:c="14"/>NUMBER <text:s text:c="8"/>intNum <text:s text:c="33"/></text:span></text:p>
      <text:p text:style-name="P40"><text:span text:style-name="T7"><text:s text:c="4"/>33 <text:s text:c="3"/>; <text:s text:c="15"/>KEYWORD <text:s text:c="7"/>endStmnt <text:s text:c="31"/></text:span></text:p>
      <text:p text:style-name="P40"><text:span text:style-name="T7"><text:s text:c="4"/>34 <text:s text:c="3"/>y <text:s text:c="15"/>ID <text:s text:c="12"/>0x7fb490408e88 <text:s text:c="25"/></text:span></text:p>
      <text:p text:style-name="P40"><text:span text:style-name="T7"><text:s text:c="4"/>34 <text:s text:c="3"/>:= <text:s text:c="14"/>ASSIGNOP <text:s text:c="6"/>assignTo <text:s text:c="31"/></text:span></text:p>
      <text:p text:style-name="P40"><text:span text:style-name="T7"><text:s text:c="4"/>34 <text:s text:c="3"/>- <text:s text:c="15"/>ADDOP <text:s text:c="9"/>subtract <text:s text:c="31"/></text:span></text:p>
      <text:p text:style-name="P40"><text:span text:style-name="T7"><text:s text:c="4"/>34 <text:s text:c="3"/>4 <text:s text:c="15"/>NUMBER <text:s text:c="8"/>intNum <text:s text:c="33"/></text:span></text:p>
      <text:p text:style-name="P40"><text:span text:style-name="T7"><text:s text:c="4"/>34 <text:s text:c="3"/>; <text:s text:c="15"/>KEYWORD <text:s text:c="7"/>endStmnt <text:s text:c="31"/></text:span></text:p>
      <text:p text:style-name="P40"><text:span text:style-name="T7"><text:s text:c="4"/>35 <text:s text:c="3"/>y <text:s text:c="15"/>ID <text:s text:c="12"/>0x7fb490408e88 <text:s text:c="25"/></text:span></text:p>
      <text:p text:style-name="P40"><text:span text:style-name="T7"><text:s text:c="4"/>35 <text:s text:c="3"/>:= <text:s text:c="14"/>ASSIGNOP <text:s text:c="6"/>assignTo <text:s text:c="31"/></text:span></text:p>
      <text:p text:style-name="P40"><text:span text:style-name="T7"><text:s text:c="4"/>35 <text:s text:c="3"/>gcd <text:s text:c="13"/>ID <text:s text:c="12"/>0x7fb49040e280 <text:s text:c="25"/></text:span></text:p>
      <text:p text:style-name="P40"><text:span text:style-name="T7"><text:s text:c="4"/>35 <text:s text:c="3"/>( <text:s text:c="15"/>KEYWORD <text:s text:c="7"/>openParen <text:s text:c="30"/></text:span></text:p>
      <text:p text:style-name="P40"><text:span text:style-name="T7"><text:s text:c="4"/>35 <text:s text:c="3"/>x <text:s text:c="15"/>ID <text:s text:c="12"/>0x7fb490408d70 <text:s text:c="25"/></text:span></text:p>
      <text:p text:style-name="P40"><text:span text:style-name="T7"><text:s text:c="4"/>35 <text:s text:c="3"/>, <text:s text:c="15"/>KEYWORD <text:s text:c="7"/>comma <text:s text:c="34"/></text:span></text:p>
      <text:p text:style-name="P40"><text:span text:style-name="T7"><text:s text:c="4"/>35 <text:s text:c="3"/>y <text:s text:c="15"/>ID <text:s text:c="12"/>0x7fb490408e88 <text:s text:c="25"/></text:span></text:p>
      <text:p text:style-name="P40"><text:span text:style-name="T7"><text:s text:c="4"/>35 <text:s text:c="3"/>) <text:s text:c="15"/>KEYWORD <text:s text:c="7"/>closeParen <text:s text:c="29"/></text:span></text:p>
      <text:p text:style-name="P40"><text:span text:style-name="T7"><text:s text:c="4"/>35 <text:s text:c="3"/>; <text:s text:c="15"/>KEYWORD <text:s text:c="7"/>endStmnt <text:s text:c="31"/></text:span></text:p>
      <text:p text:style-name="P40"><text:span text:style-name="T7"><text:s text:c="4"/>36 <text:s text:c="3"/>x <text:s text:c="15"/>ID <text:s text:c="12"/>0x7fb490408d70 <text:s text:c="25"/></text:span></text:p>
      <text:p text:style-name="P40"><text:span text:style-name="T7"><text:s text:c="4"/>36 <text:s text:c="3"/>:= <text:s text:c="14"/>ASSIGNOP <text:s text:c="6"/>assignTo <text:s text:c="31"/></text:span></text:p>
      <text:p text:style-name="P40"><text:span text:style-name="T7"><text:s text:c="4"/>36 <text:s text:c="3"/>aProc <text:s text:c="11"/>ID <text:s text:c="12"/>0x7fb49040e6e0 <text:s text:c="25"/></text:span></text:p>
      <text:p text:style-name="P40"><text:span text:style-name="T7"><text:s text:c="4"/>36 <text:s text:c="3"/>( <text:s text:c="15"/>KEYWORD <text:s text:c="7"/>openParen <text:s text:c="30"/></text:span></text:p>
      <text:p text:style-name="P40"><text:span text:style-name="T7"><text:s text:c="4"/>36 <text:s text:c="3"/>x <text:s text:c="15"/>ID <text:s text:c="12"/>0x7fb490408d70 <text:s text:c="25"/></text:span></text:p>
      <text:p text:style-name="P40"><text:span text:style-name="T7"><text:s text:c="4"/>36 <text:s text:c="3"/>) <text:s text:c="15"/>KEYWORD <text:s text:c="7"/>closeParen <text:s text:c="29"/></text:span></text:p>
      <text:p text:style-name="P40"><text:span text:style-name="T7"><text:s text:c="4"/>37 <text:s text:c="3"/>end <text:s text:c="13"/>KEYWORD <text:s text:c="7"/>compStmtEnd <text:s text:c="28"/></text:span></text:p>
      <text:p text:style-name="P40"><text:span text:style-name="T7"><text:s text:c="4"/>39 <text:s text:c="3"/>. <text:s text:c="15"/>KEYWORD <text:s text:c="7"/>progEnd <text:s text:c="32"/></text:span></text:p>
      <text:p text:style-name="P40"><text:span text:style-name="T7"><text:s text:c="4"/>39 <text:s text:c="3"/>$ <text:s text:c="15"/>EOF <text:s text:c="11"/>endOfFile <text:s text:c="30"/></text:span><text:span text:style-name="T6"><text:s text:c="12"/></text:span><text:s text:c="9"/></text:p>
      <text:h text:style-name="P25" text:outline-level="3">Bad Source Listing File</text:h>
      <text:p text:style-name="P39">1: { unrecognizable symbols }</text:p>
      <text:p text:style-name="P39">2: !</text:p>
      <text:p text:style-name="P39">LEXERR <text:s text:c="3"/>Unrecognized Symbol <text:s text:c="8"/>!</text:p>
      <text:p text:style-name="P39">3: @</text:p>
      <text:p text:style-name="P39">LEXERR <text:s text:c="3"/>Unrecognized Symbol <text:s text:c="8"/>@</text:p>
      <text:p text:style-name="P39">4: #</text:p>
      <text:p text:style-name="P39">LEXERR <text:s text:c="3"/>Unrecognized Symbol <text:s text:c="8"/>#</text:p>
      <text:p text:style-name="P39">5: $</text:p>
      <text:p text:style-name="P39"><text:soft-page-break/>LEXERR <text:s text:c="3"/>Unrecognized Symbol <text:s text:c="8"/>$</text:p>
      <text:p text:style-name="P39">6: %</text:p>
      <text:p text:style-name="P39">LEXERR <text:s text:c="3"/>Unrecognized Symbol <text:s text:c="8"/>%</text:p>
      <text:p text:style-name="P39">7: ^</text:p>
      <text:p text:style-name="P39">LEXERR <text:s text:c="3"/>Unrecognized Symbol <text:s text:c="8"/>^</text:p>
      <text:p text:style-name="P39">8: &amp;</text:p>
      <text:p text:style-name="P39">LEXERR <text:s text:c="3"/>Unrecognized Symbol <text:s text:c="8"/>&amp;</text:p>
      <text:p text:style-name="P39">9: _</text:p>
      <text:p text:style-name="P39">LEXERR <text:s text:c="3"/>Unrecognized Symbol <text:s text:c="8"/>_</text:p>
      <text:p text:style-name="P39">10: `</text:p>
      <text:p text:style-name="P39">LEXERR <text:s text:c="3"/>Unrecognized Symbol <text:s text:c="8"/>`</text:p>
      <text:p text:style-name="P39">11: ~</text:p>
      <text:p text:style-name="P39">LEXERR <text:s text:c="3"/>Unrecognized Symbol <text:s text:c="8"/>~</text:p>
      <text:p text:style-name="P39">12: ?</text:p>
      <text:p text:style-name="P39">LEXERR <text:s text:c="3"/>Unrecognized Symbol <text:s text:c="8"/>?</text:p>
      <text:p text:style-name="P39">13: '</text:p>
      <text:p text:style-name="P39">LEXERR <text:s text:c="3"/>Unrecognized Symbol <text:s text:c="8"/>'</text:p>
      <text:p text:style-name="P39">14: "</text:p>
      <text:p text:style-name="P39">LEXERR <text:s text:c="3"/>Unrecognized Symbol <text:s text:c="8"/>"</text:p>
      <text:p text:style-name="P39">15: '</text:p>
      <text:p text:style-name="P39">LEXERR <text:s text:c="3"/>Unrecognized Symbol <text:s text:c="8"/>'</text:p>
      <text:p text:style-name="P39">16: \</text:p>
      <text:p text:style-name="P39">LEXERR <text:s text:c="3"/>Unrecognized Symbol <text:s text:c="8"/>\</text:p>
      <text:p text:style-name="P39">17: |</text:p>
      <text:p text:style-name="P39">LEXERR <text:s text:c="3"/>Unrecognized Symbol <text:s text:c="8"/>|</text:p>
      <text:p text:style-name="P39">18: { ---length errors--- }</text:p>
      <text:p text:style-name="P39">19: supercalafragalisticexpialadoshus {identifier that is too long}</text:p>
      <text:p text:style-name="P39">LEXERR <text:s text:c="3"/>Extra Long Identifier <text:s text:c="6"/>supercalafr</text:p>
      <text:p text:style-name="P39">LEXERR <text:s text:c="3"/>Extra Long Identifier <text:s text:c="6"/>galisticexp</text:p>
      <text:p text:style-name="P39">20: 555555 {extra long integer}</text:p>
      <text:p text:style-name="P39">LEXERR <text:s text:c="3"/>Extra Long Integer <text:s text:c="9"/>55555</text:p>
      <text:p text:style-name="P39">21: {extra long fractional part}</text:p>
      <text:p text:style-name="P39">22: {extra long exponential part}</text:p>
      <text:p text:style-name="P39">23: {below shoud parse as LEXERR: extra long integer, progEnd, integer}</text:p>
      <text:p text:style-name="P39">24: 555555.234</text:p>
      <text:p text:style-name="P39">LEXERR <text:s text:c="3"/>Extra Long Integer <text:s text:c="9"/>55555</text:p>
      <text:p text:style-name="P39">25: {below shoud parse as LEXERR: extra long integer,}</text:p>
      <text:p text:style-name="P39">26: {progEnd, integer, identifier (E), integer}</text:p>
      <text:p text:style-name="P39">27: 555555.234E2</text:p>
      <text:p text:style-name="P39">LEXERR <text:s text:c="3"/>Extra Long Integer <text:s text:c="9"/>55555</text:p>
      <text:p text:style-name="P39">28: 12345.123456</text:p>
      <text:p text:style-name="P39">LEXERR <text:s text:c="3"/>Extra Long Fractional Part <text:s/>12345.12345</text:p>
      <text:p text:style-name="P39">29: 12345.123456E2</text:p>
      <text:p text:style-name="P39">LEXERR <text:s text:c="3"/>Extra Long Fractional Part <text:s/>12345.12345</text:p>
      <text:p text:style-name="P39">30: 12345.12345E123</text:p>
      <text:p text:style-name="P39">LEXERR <text:s text:c="3"/>Extra Long Exponent part <text:s text:c="3"/>12345.12345E12</text:p>
      <text:p text:style-name="P39">31: 123456.123456</text:p>
      <text:p text:style-name="P39">LEXERR <text:s text:c="3"/>Extra Long Integer <text:s text:c="9"/>12345</text:p>
      <text:p text:style-name="P39">LEXERR <text:s text:c="3"/>Extra Long Integer <text:s text:c="9"/>12345</text:p>
      <text:p text:style-name="P39">32: 123456.123456E1</text:p>
      <text:p text:style-name="P39">LEXERR <text:s text:c="3"/>Extra Long Integer <text:s text:c="9"/>12345</text:p>
      <text:p text:style-name="P39">LEXERR <text:s text:c="3"/>Extra Long Integer <text:s text:c="9"/>12345</text:p>
      <text:p text:style-name="P39"><text:soft-page-break/>33: 12345.12345E123</text:p>
      <text:p text:style-name="P39">LEXERR <text:s text:c="3"/>Extra Long Exponent part <text:s text:c="3"/>12345.12345E12</text:p>
      <text:p text:style-name="P39">34: {---extra tests---}</text:p>
      <text:p text:style-name="P39">35: var a: real;</text:p>
      <text:p text:style-name="P39">36: var b: real; </text:p>
      <text:p text:style-name="P39">37: var c: real;</text:p>
      <text:p text:style-name="P39">38: var d: real;</text:p>
      <text:p text:style-name="P39">39: a:=42.E4;</text:p>
      <text:p text:style-name="P39">40: b :=42.0E2;</text:p>
      <text:p text:style-name="P39">41: c:= -42.6E;</text:p>
      <text:p text:style-name="P39">42: d := 42.0EA;</text:p>
      <text:h text:style-name="P25" text:outline-level="3">Bad Source Token File</text:h>
      <text:p text:style-name="P39"><text:s/>line No. Lexeme <text:s text:c="10"/>Token Type <text:s text:c="4"/>attribute <text:s text:c="30"/></text:p>
      <text:p text:style-name="P39"><text:s text:c="4"/>2 <text:s text:c="4"/>! <text:s text:c="15"/>LEXERR <text:s text:c="8"/>Unrecognized Symbol <text:s text:c="20"/></text:p>
      <text:p text:style-name="P39"><text:s text:c="4"/>3 <text:s text:c="4"/>@ <text:s text:c="15"/>LEXERR <text:s text:c="8"/>Unrecognized Symbol <text:s text:c="20"/></text:p>
      <text:p text:style-name="P39"><text:s text:c="4"/>4 <text:s text:c="4"/># <text:s text:c="15"/>LEXERR <text:s text:c="8"/>Unrecognized Symbol <text:s text:c="20"/></text:p>
      <text:p text:style-name="P39"><text:s text:c="4"/>5 <text:s text:c="4"/>$ <text:s text:c="15"/>LEXERR <text:s text:c="8"/>Unrecognized Symbol <text:s text:c="20"/></text:p>
      <text:p text:style-name="P39"><text:s text:c="4"/>6 <text:s text:c="4"/>% <text:s text:c="15"/>LEXERR <text:s text:c="8"/>Unrecognized Symbol <text:s text:c="20"/></text:p>
      <text:p text:style-name="P39"><text:s text:c="4"/>7 <text:s text:c="4"/>^ <text:s text:c="15"/>LEXERR <text:s text:c="8"/>Unrecognized Symbol <text:s text:c="20"/></text:p>
      <text:p text:style-name="P39"><text:s text:c="4"/>8 <text:s text:c="4"/>&amp; <text:s text:c="15"/>LEXERR <text:s text:c="8"/>Unrecognized Symbol <text:s text:c="20"/></text:p>
      <text:p text:style-name="P39"><text:s text:c="4"/>9 <text:s text:c="4"/>_ <text:s text:c="15"/>LEXERR <text:s text:c="8"/>Unrecognized Symbol <text:s text:c="20"/></text:p>
      <text:p text:style-name="P39"><text:s text:c="4"/>10 <text:s text:c="3"/>` <text:s text:c="15"/>LEXERR <text:s text:c="8"/>Unrecognized Symbol <text:s text:c="20"/></text:p>
      <text:p text:style-name="P39"><text:s text:c="4"/>11 <text:s text:c="3"/>~ <text:s text:c="15"/>LEXERR <text:s text:c="8"/>Unrecognized Symbol <text:s text:c="20"/></text:p>
      <text:p text:style-name="P39"><text:s text:c="4"/>12 <text:s text:c="3"/>? <text:s text:c="15"/>LEXERR <text:s text:c="8"/>Unrecognized Symbol <text:s text:c="20"/></text:p>
      <text:p text:style-name="P39"><text:s text:c="4"/>13 <text:s text:c="3"/>' <text:s text:c="15"/>LEXERR <text:s text:c="8"/>Unrecognized Symbol <text:s text:c="20"/></text:p>
      <text:p text:style-name="P39"><text:s text:c="4"/>14 <text:s text:c="3"/>" <text:s text:c="15"/>LEXERR <text:s text:c="8"/>Unrecognized Symbol <text:s text:c="20"/></text:p>
      <text:p text:style-name="P39"><text:s text:c="4"/>15 <text:s text:c="3"/>' <text:s text:c="15"/>LEXERR <text:s text:c="8"/>Unrecognized Symbol <text:s text:c="20"/></text:p>
      <text:p text:style-name="P39"><text:s text:c="4"/>16 <text:s text:c="3"/>\ <text:s text:c="15"/>LEXERR <text:s text:c="8"/>Unrecognized Symbol <text:s text:c="20"/></text:p>
      <text:p text:style-name="P39"><text:s text:c="4"/>17 <text:s text:c="3"/>| <text:s text:c="15"/>LEXERR <text:s text:c="8"/>Unrecognized Symbol <text:s text:c="20"/></text:p>
      <text:p text:style-name="P39"><text:s text:c="4"/>19 <text:s text:c="3"/>supercalafr <text:s text:c="5"/>LEXERR <text:s text:c="8"/>Extra Long Identifier <text:s text:c="18"/></text:p>
      <text:p text:style-name="P39"><text:s text:c="4"/>19 <text:s text:c="3"/>galisticexp <text:s text:c="5"/>LEXERR <text:s text:c="8"/>Extra Long Identifier <text:s text:c="18"/></text:p>
      <text:p text:style-name="P39"><text:s text:c="4"/>19 <text:s text:c="3"/>aladoshus <text:s text:c="7"/>ID <text:s text:c="12"/>0x7f76c1802a28 <text:s text:c="25"/></text:p>
      <text:p text:style-name="P39"><text:s text:c="4"/>20 <text:s text:c="3"/>55555 <text:s text:c="11"/>LEXERR <text:s text:c="8"/>Extra Long Integer <text:s text:c="21"/></text:p>
      <text:p text:style-name="P39"><text:s text:c="4"/>24 <text:s text:c="3"/>55555 <text:s text:c="11"/>LEXERR <text:s text:c="8"/>Extra Long Integer <text:s text:c="21"/></text:p>
      <text:p text:style-name="P39"><text:s text:c="4"/>24 <text:s text:c="3"/>. <text:s text:c="15"/>KEYWORD <text:s text:c="7"/>progEnd <text:s text:c="32"/></text:p>
      <text:p text:style-name="P39"><text:s text:c="4"/>24 <text:s text:c="3"/>234 <text:s text:c="13"/>NUMBER <text:s text:c="8"/>intNum <text:s text:c="33"/></text:p>
      <text:p text:style-name="P39"><text:s text:c="4"/>27 <text:s text:c="3"/>55555 <text:s text:c="11"/>LEXERR <text:s text:c="8"/>Extra Long Integer <text:s text:c="21"/></text:p>
      <text:p text:style-name="P39"><text:s text:c="4"/>27 <text:s text:c="3"/>. <text:s text:c="15"/>KEYWORD <text:s text:c="7"/>progEnd <text:s text:c="32"/></text:p>
      <text:p text:style-name="P39"><text:s text:c="4"/>27 <text:s text:c="3"/>234 <text:s text:c="13"/>NUMBER <text:s text:c="8"/>intNum <text:s text:c="33"/></text:p>
      <text:p text:style-name="P39"><text:s text:c="4"/>27 <text:s text:c="3"/>E2 <text:s text:c="14"/>ID <text:s text:c="12"/>0x7f76c1802c58 <text:s text:c="25"/></text:p>
      <text:p text:style-name="P39"><text:s text:c="4"/>28 <text:s text:c="3"/>12345.12345 <text:s text:c="5"/>LEXERR <text:s text:c="8"/>Extra Long Fractional Part <text:s text:c="13"/></text:p>
      <text:p text:style-name="P39"><text:s text:c="4"/>29 <text:s text:c="3"/>12345.12345 <text:s text:c="5"/>LEXERR <text:s text:c="8"/>Extra Long Fractional Part <text:s text:c="13"/></text:p>
      <text:p text:style-name="P39"><text:s text:c="4"/>29 <text:s text:c="3"/>E2 <text:s text:c="14"/>ID <text:s text:c="12"/>0x7f76c1802c58 <text:s text:c="25"/></text:p>
      <text:p text:style-name="P39"><text:s text:c="4"/>30 <text:s text:c="3"/>12345.12345E12 <text:s text:c="2"/>LEXERR <text:s text:c="8"/>Extra Long Exponent part <text:s text:c="15"/></text:p>
      <text:p text:style-name="P39"><text:s text:c="4"/>31 <text:s text:c="3"/>12345 <text:s text:c="11"/>LEXERR <text:s text:c="8"/>Extra Long Integer <text:s text:c="21"/></text:p>
      <text:p text:style-name="P39"><text:s text:c="4"/>31 <text:s text:c="3"/>. <text:s text:c="15"/>KEYWORD <text:s text:c="7"/>progEnd <text:s text:c="32"/></text:p>
      <text:p text:style-name="P39"><text:s text:c="4"/>31 <text:s text:c="3"/>12345 <text:s text:c="11"/>LEXERR <text:s text:c="8"/>Extra Long Integer <text:s text:c="21"/></text:p>
      <text:p text:style-name="P39"><text:s text:c="4"/>32 <text:s text:c="3"/>12345 <text:s text:c="11"/>LEXERR <text:s text:c="8"/>Extra Long Integer <text:s text:c="21"/></text:p>
      <text:p text:style-name="P39"><text:s text:c="4"/>32 <text:s text:c="3"/>. <text:s text:c="15"/>KEYWORD <text:s text:c="7"/>progEnd <text:s text:c="32"/></text:p>
      <text:p text:style-name="P39"><text:s text:c="4"/>32 <text:s text:c="3"/>12345 <text:s text:c="11"/>LEXERR <text:s text:c="8"/>Extra Long Integer <text:s text:c="21"/></text:p>
      <text:p text:style-name="P39"><text:s text:c="4"/>32 <text:s text:c="3"/>E1 <text:s text:c="14"/>ID <text:s text:c="12"/>0x7f76c1802d70 <text:s text:c="25"/></text:p>
      <text:p text:style-name="P39"><text:soft-page-break/><text:s text:c="4"/>33 <text:s text:c="3"/>12345.12345E12 <text:s text:c="2"/>LEXERR <text:s text:c="8"/>Extra Long Exponent part <text:s text:c="15"/></text:p>
      <text:p text:style-name="P39"><text:s text:c="4"/>35 <text:s text:c="3"/>var <text:s text:c="13"/>KEYWORD <text:s text:c="7"/>varDeclare <text:s text:c="29"/></text:p>
      <text:p text:style-name="P39"><text:s text:c="4"/>35 <text:s text:c="3"/>a <text:s text:c="15"/>ID <text:s text:c="12"/>0x7f76c1802b40 <text:s text:c="25"/></text:p>
      <text:p text:style-name="P39"><text:s text:c="4"/>35 <text:s text:c="3"/>: <text:s text:c="15"/>KEYWORD <text:s text:c="7"/>semicolon <text:s text:c="30"/></text:p>
      <text:p text:style-name="P39"><text:s text:c="4"/>35 <text:s text:c="3"/>real <text:s text:c="12"/>KEYWORD <text:s text:c="7"/>realType <text:s text:c="31"/></text:p>
      <text:p text:style-name="P39"><text:s text:c="4"/>35 <text:s text:c="3"/>; <text:s text:c="15"/>KEYWORD <text:s text:c="7"/>endStmnt <text:s text:c="31"/></text:p>
      <text:p text:style-name="P39"><text:s text:c="4"/>36 <text:s text:c="3"/>var <text:s text:c="13"/>KEYWORD <text:s text:c="7"/>varDeclare <text:s text:c="29"/></text:p>
      <text:p text:style-name="P39"><text:s text:c="4"/>36 <text:s text:c="3"/>b <text:s text:c="15"/>ID <text:s text:c="12"/>0x7f76c1802e88 <text:s text:c="25"/></text:p>
      <text:p text:style-name="P39"><text:s text:c="4"/>36 <text:s text:c="3"/>: <text:s text:c="15"/>KEYWORD <text:s text:c="7"/>semicolon <text:s text:c="30"/></text:p>
      <text:p text:style-name="P39"><text:s text:c="4"/>36 <text:s text:c="3"/>real <text:s text:c="12"/>KEYWORD <text:s text:c="7"/>realType <text:s text:c="31"/></text:p>
      <text:p text:style-name="P39"><text:s text:c="4"/>36 <text:s text:c="3"/>; <text:s text:c="15"/>KEYWORD <text:s text:c="7"/>endStmnt <text:s text:c="31"/></text:p>
      <text:p text:style-name="P39"><text:s text:c="4"/>37 <text:s text:c="3"/>var <text:s text:c="13"/>KEYWORD <text:s text:c="7"/>varDeclare <text:s text:c="29"/></text:p>
      <text:p text:style-name="P39"><text:s text:c="4"/>37 <text:s text:c="3"/>c <text:s text:c="15"/>ID <text:s text:c="12"/>0x7f76c1809050 <text:s text:c="25"/></text:p>
      <text:p text:style-name="P39"><text:s text:c="4"/>37 <text:s text:c="3"/>: <text:s text:c="15"/>KEYWORD <text:s text:c="7"/>semicolon <text:s text:c="30"/></text:p>
      <text:p text:style-name="P39"><text:s text:c="4"/>37 <text:s text:c="3"/>real <text:s text:c="12"/>KEYWORD <text:s text:c="7"/>realType <text:s text:c="31"/></text:p>
      <text:p text:style-name="P39"><text:s text:c="4"/>37 <text:s text:c="3"/>; <text:s text:c="15"/>KEYWORD <text:s text:c="7"/>endStmnt <text:s text:c="31"/></text:p>
      <text:p text:style-name="P39"><text:s text:c="4"/>38 <text:s text:c="3"/>var <text:s text:c="13"/>KEYWORD <text:s text:c="7"/>varDeclare <text:s text:c="29"/></text:p>
      <text:p text:style-name="P39"><text:s text:c="4"/>38 <text:s text:c="3"/>d <text:s text:c="15"/>ID <text:s text:c="12"/>0x7f76c1809168 <text:s text:c="25"/></text:p>
      <text:p text:style-name="P39"><text:s text:c="4"/>38 <text:s text:c="3"/>: <text:s text:c="15"/>KEYWORD <text:s text:c="7"/>semicolon <text:s text:c="30"/></text:p>
      <text:p text:style-name="P39"><text:s text:c="4"/>38 <text:s text:c="3"/>real <text:s text:c="12"/>KEYWORD <text:s text:c="7"/>realType <text:s text:c="31"/></text:p>
      <text:p text:style-name="P39"><text:s text:c="4"/>38 <text:s text:c="3"/>; <text:s text:c="15"/>KEYWORD <text:s text:c="7"/>endStmnt <text:s text:c="31"/></text:p>
      <text:p text:style-name="P39"><text:s text:c="4"/>39 <text:s text:c="3"/>a <text:s text:c="15"/>ID <text:s text:c="12"/>0x7f76c1802b40 <text:s text:c="25"/></text:p>
      <text:p text:style-name="P39"><text:s text:c="4"/>39 <text:s text:c="3"/>:= <text:s text:c="14"/>ASSIGNOP <text:s text:c="6"/>assignTo <text:s text:c="31"/></text:p>
      <text:p text:style-name="P39"><text:s text:c="4"/>39 <text:s text:c="3"/>42 <text:s text:c="14"/>NUMBER <text:s text:c="8"/>intNum <text:s text:c="33"/></text:p>
      <text:p text:style-name="P39"><text:s text:c="4"/>39 <text:s text:c="3"/>. <text:s text:c="15"/>KEYWORD <text:s text:c="7"/>progEnd <text:s text:c="32"/></text:p>
      <text:p text:style-name="P39"><text:s text:c="4"/>39 <text:s text:c="3"/>E4 <text:s text:c="14"/>ID <text:s text:c="12"/>0x7f76c1809398 <text:s text:c="25"/></text:p>
      <text:p text:style-name="P39"><text:s text:c="4"/>39 <text:s text:c="3"/>; <text:s text:c="15"/>KEYWORD <text:s text:c="7"/>endStmnt <text:s text:c="31"/></text:p>
      <text:p text:style-name="P39"><text:s text:c="4"/>40 <text:s text:c="3"/>b <text:s text:c="15"/>ID <text:s text:c="12"/>0x7f76c1802e88 <text:s text:c="25"/></text:p>
      <text:p text:style-name="P39"><text:s text:c="4"/>40 <text:s text:c="3"/>:= <text:s text:c="14"/>ASSIGNOP <text:s text:c="6"/>assignTo <text:s text:c="31"/></text:p>
      <text:p text:style-name="P39"><text:s text:c="4"/>40 <text:s text:c="3"/>42.0E2 <text:s text:c="10"/>NUMBER <text:s text:c="8"/>longReal <text:s text:c="31"/></text:p>
      <text:p text:style-name="P39"><text:s text:c="4"/>40 <text:s text:c="3"/>; <text:s text:c="15"/>KEYWORD <text:s text:c="7"/>endStmnt <text:s text:c="31"/></text:p>
      <text:p text:style-name="P39"><text:s text:c="4"/>41 <text:s text:c="3"/>c <text:s text:c="15"/>ID <text:s text:c="12"/>0x7f76c1809050 <text:s text:c="25"/></text:p>
      <text:p text:style-name="P39"><text:s text:c="4"/>41 <text:s text:c="3"/>:= <text:s text:c="14"/>ASSIGNOP <text:s text:c="6"/>assignTo <text:s text:c="31"/></text:p>
      <text:p text:style-name="P39"><text:s text:c="4"/>41 <text:s text:c="3"/>- <text:s text:c="15"/>ADDOP <text:s text:c="9"/>subtract <text:s text:c="31"/></text:p>
      <text:p text:style-name="P39"><text:s text:c="4"/>41 <text:s text:c="3"/>42.6E <text:s text:c="11"/>NUMBER <text:s text:c="8"/>longReal <text:s text:c="31"/></text:p>
      <text:p text:style-name="P39"><text:s text:c="4"/>41 <text:s text:c="3"/>; <text:s text:c="15"/>KEYWORD <text:s text:c="7"/>endStmnt <text:s text:c="31"/></text:p>
      <text:p text:style-name="P39"><text:s text:c="4"/>42 <text:s text:c="3"/>d <text:s text:c="15"/>ID <text:s text:c="12"/>0x7f76c1809168 <text:s text:c="25"/></text:p>
      <text:p text:style-name="P39"><text:s text:c="4"/>42 <text:s text:c="3"/>:= <text:s text:c="14"/>ASSIGNOP <text:s text:c="6"/>assignTo <text:s text:c="31"/></text:p>
      <text:p text:style-name="P39"><text:s text:c="4"/>42 <text:s text:c="3"/>42.0E <text:s text:c="11"/>NUMBER <text:s text:c="8"/>longReal <text:s text:c="31"/></text:p>
      <text:p text:style-name="P39"><text:s text:c="4"/>42 <text:s text:c="3"/>A <text:s text:c="15"/>ID <text:s text:c="12"/>0x7f76c18094b0 <text:s text:c="25"/></text:p>
      <text:p text:style-name="P39"><text:s text:c="4"/>42 <text:s text:c="3"/>; <text:s text:c="15"/>KEYWORD <text:s text:c="7"/>endStmnt <text:s text:c="31"/></text:p>
      <text:p text:style-name="P39"><text:s text:c="4"/>42 <text:s text:c="3"/>$ <text:s text:c="15"/>EOF <text:s text:c="11"/>endOfFile <text:s text:c="30"/></text:p>
      <text:h text:style-name="P31" text:outline-level="1">Appendix II: Program Listings</text:h>
      <text:h text:style-name="P26" text:outline-level="3">main.py</text:h>
      <text:h text:style-name="P34" text:outline-level="3">import sys</text:h>
      <text:h text:style-name="P34" text:outline-level="3">import lexer</text:h>
      <text:h text:style-name="P34" text:outline-level="3">import parser</text:h>
      <text:h text:style-name="P34" text:outline-level="3">from symbolTable import symbolTable</text:h>
      <text:h text:style-name="P34" text:outline-level="3"/>
      <text:h text:style-name="P34" text:outline-level="3">def printHelp():</text:h>
      <text:h text:style-name="P34" text:outline-level="3"><text:s text:c="4"/>print "Usage:"</text:h>
      <text:h text:style-name="P34" text:outline-level="3"><text:s text:c="4"/>print "python main.py sourceFile"</text:h>
      <text:h text:style-name="P34" text:outline-level="3"/>
      <text:h text:style-name="P34" text:outline-level="3">#process args and begin process</text:h>
      <text:h text:style-name="P34" text:outline-level="3">if len(sys.argv) is not 2:</text:h>
      <text:h text:style-name="P34" text:outline-level="3"><text:s text:c="4"/>printHelp()</text:h>
      <text:h text:style-name="P34" text:outline-level="3"><text:s text:c="4"/>sys.exit()</text:h>
      <text:h text:style-name="P34" text:outline-level="3"/>
      <text:h text:style-name="P34" text:outline-level="3">#process reserved words file and store into reserved words table</text:h>
      <text:h text:style-name="P34" text:outline-level="3">lines = open('reservedWords.rwf', 'r').readlines()</text:h>
      <text:h text:style-name="P34" text:outline-level="3">rwTable=symbolTable()</text:h>
      <text:h text:style-name="P34" text:outline-level="3">for l in lines:</text:h>
      <text:h text:style-name="P34" text:outline-level="3"><text:s text:c="4"/>words=l.split()</text:h>
      <text:h text:style-name="P34" text:outline-level="3"><text:s text:c="4"/>#TODO assert proper form is adhered to and that tokenType and attribute are valid</text:h>
      <text:h text:style-name="P34" text:outline-level="3"><text:s text:c="4"/>lexeme=words[0].translate(None, '\"')</text:h>
      <text:h text:style-name="P34" text:outline-level="3"><text:s text:c="4"/>tokenType=words[1]</text:h>
      <text:h text:style-name="P34" text:outline-level="3"><text:s text:c="4"/>attribute=words[2]</text:h>
      <text:h text:style-name="P34" text:outline-level="3"><text:s text:c="4"/>token={'lexeme':lexeme, 'tokenType':tokenType, 'attribute':attribute}</text:h>
      <text:h text:style-name="P34" text:outline-level="3"><text:s text:c="4"/>rwTable.insert(token)</text:h>
      <text:h text:style-name="P34" text:outline-level="3"/>
      <text:h text:style-name="P34" text:outline-level="3">lexer.defineReservedWordTable(rwTable)</text:h>
      <text:h text:style-name="P34" text:outline-level="3"/>
      <text:h text:style-name="P34" text:outline-level="3">#get an array of lines</text:h>
      <text:h text:style-name="P34" text:outline-level="3">lines = open(sys.argv[1], "r").readlines()</text:h>
      <text:h text:style-name="P34" text:outline-level="3">lines[-1]+='\x03'</text:h>
      <text:h text:style-name="P34" text:outline-level="3"/>
      <text:h text:style-name="P34" text:outline-level="3">listingFile = open('lineListing.txt', 'w')</text:h>
      <text:h text:style-name="P34" text:outline-level="3">tokenFile = open('tokenFile.txt', 'w')</text:h>
      <text:h text:style-name="P34" text:outline-level="3"/>
      <text:h text:style-name="P34" text:outline-level="3">tokenFile.write("line No.".center(10) + "Lexeme".ljust(17) \</text:h>
      <text:h text:style-name="P34" text:outline-level="3">+ "Token Type".ljust(15) + "attribute".ljust(40) + '\n')</text:h>
      <text:h text:style-name="P34" text:outline-level="3"/>
      <text:h text:style-name="P34" text:outline-level="3">lineNum=1</text:h>
      <text:h text:style-name="P34" text:outline-level="3">for l in lines:</text:h>
      <text:h text:style-name="P34" text:outline-level="3"><text:s text:c="4"/>lexer.feedLexer(l)</text:h>
      <text:h text:style-name="P34" text:outline-level="3"><text:s text:c="4"/>nextToken=lexer.getToken()</text:h>
      <text:h text:style-name="P34" text:outline-level="3"><text:s text:c="4"/>listingFile.write(str(lineNum) + ": " + l[:-1] + '\n')</text:h>
      <text:h text:style-name="P34" text:outline-level="3"><text:s text:c="4"/>while nextToken is not "noTokens":</text:h>
      <text:h text:style-name="P34" text:outline-level="3"><text:s text:c="8"/>if nextToken != None:</text:h>
      <text:h text:style-name="P34" text:outline-level="3"><text:soft-page-break/><text:s text:c="12"/>if nextToken['tokenType'] == 'LEXERR':</text:h>
      <text:h text:style-name="P34" text:outline-level="3"><text:s text:c="16"/>listingFile.write(nextToken['tokenType'].ljust(10) + \</text:h>
      <text:h text:style-name="P34" text:outline-level="3"><text:s text:c="20"/>nextToken['attribute'].ljust(28) + nextToken['lexeme'] + '\n')</text:h>
      <text:h text:style-name="P34" text:outline-level="3"/>
      <text:h text:style-name="P34" text:outline-level="3"><text:s text:c="12"/>tokenFile.write(str(lineNum).center(10) + nextToken['lexeme'].ljust(17) \</text:h>
      <text:h text:style-name="P34" text:outline-level="3"><text:s text:c="12"/>+ nextToken['tokenType'].ljust(15) + nextToken['attribute'].ljust(40) + '\n')</text:h>
      <text:h text:style-name="P34" text:outline-level="3"><text:s text:c="12"/>nextToken=lexer.getToken()</text:h>
      <text:h text:style-name="P34" text:outline-level="3"><text:s text:c="4"/>lineNum+=1</text:h>
      <text:h text:style-name="P34" text:outline-level="3">print "lexical analysis is complete"</text:h>
      <text:h text:style-name="P27" text:outline-level="3"><text:span text:style-name="T8">l</text:span>exer.py</text:h>
      <text:p text:style-name="P35">#!/usr/bin/python</text:p>
      <text:p text:style-name="P35">'''</text:p>
      <text:p text:style-name="P35">Lexer for compiler</text:p>
      <text:p text:style-name="P35">'''</text:p>
      <text:p text:style-name="P35">from types import *</text:p>
      <text:p text:style-name="P35">import sys</text:p>
      <text:p text:style-name="P35"/>
      <text:p text:style-name="P35">class LexerFSM:</text:p>
      <text:p text:style-name="P35"><text:s text:c="4"/>def __init__(self):</text:p>
      <text:p text:style-name="P35"><text:s text:c="8"/>self.states = {}</text:p>
      <text:p text:style-name="P35"><text:s text:c="8"/>self.startState = None</text:p>
      <text:p text:style-name="P35"><text:s text:c="8"/>self.currentState = None</text:p>
      <text:p text:style-name="P35"><text:s text:c="8"/>self.isRunning = False</text:p>
      <text:p text:style-name="P35"/>
      <text:p text:style-name="P35"/>
      <text:p text:style-name="P35"><text:s text:c="4"/>#handler is a function type</text:p>
      <text:p text:style-name="P35"><text:s text:c="4"/>def addState(self, name, handler):</text:p>
      <text:p text:style-name="P35"><text:s text:c="8"/>#input validation</text:p>
      <text:p text:style-name="P35"><text:s text:c="8"/>if type(name) is not str:</text:p>
      <text:p text:style-name="P35"><text:s text:c="12"/>raise TypeErr("Argument \'name\' in addState must be of type string")</text:p>
      <text:p text:style-name="P35"><text:s text:c="12"/>return</text:p>
      <text:p text:style-name="P35"/>
      <text:p text:style-name="P35"><text:s text:c="8"/>if type(handler) is not FunctionType:</text:p>
      <text:p text:style-name="P35"><text:s text:c="12"/>raise TypeErr("Argument \'handler\' in addState must be of type function")</text:p>
      <text:p text:style-name="P35"><text:s text:c="12"/>return</text:p>
      <text:p text:style-name="P35"/>
      <text:p text:style-name="P35"><text:s text:c="8"/>if name in self.states:</text:p>
      <text:p text:style-name="P35"><text:s text:c="12"/>print "Warning! Adding state that already exists. This replaces the old state"</text:p>
      <text:p text:style-name="P35"><text:s text:c="8"/>self.states[name]=handler</text:p>
      <text:p text:style-name="P35"/>
      <text:p text:style-name="P35"><text:s text:c="4"/>def setStart(self, name):</text:p>
      <text:p text:style-name="P35"><text:s text:c="8"/>#input validation</text:p>
      <text:p text:style-name="P35"><text:s text:c="8"/>if type(name) is not str:</text:p>
      <text:p text:style-name="P35"><text:s text:c="12"/>raise TypeErr("Argument \'name\' in setStart must be of type string")</text:p>
      <text:p text:style-name="P35"><text:s text:c="12"/>return</text:p>
      <text:p text:style-name="P35"/>
      <text:p text:style-name="P35"><text:s text:c="8"/>if name not in self.states:</text:p>
      <text:p text:style-name="P35"><text:s text:c="12"/>print "ERROR! Cannot define the start state without first adding it.\n---StartState has been left undefined"</text:p>
      <text:p text:style-name="P35"><text:s text:c="12"/>return</text:p>
      <text:p text:style-name="P35"><text:s text:c="8"/>self.startState=name</text:p>
      <text:p text:style-name="P35"/>
      <text:p text:style-name="P35"><text:s text:c="4"/>def start(self, char=None):</text:p>
      <text:p text:style-name="P35"><text:s text:c="8"/>#begin by checking that inital conditions are ok for starting the machine</text:p>
      <text:p text:style-name="P35"><text:s text:c="8"/>if len(self.states) == 0:</text:p>
      <text:p text:style-name="P35"><text:s text:c="12"/>print "States must be added with addState(), and a startState needs to be defined, before the Finite State Machine can run"</text:p>
      <text:p text:style-name="P35"><text:s text:c="12"/>return</text:p>
      <text:p text:style-name="P35"><text:s text:c="8"/>if self.startState is None:</text:p>
      <text:p text:style-name="P35"><text:s text:c="12"/>print "Error! Cannot run until the startState has been defined with setStart"</text:p>
      <text:p text:style-name="P35"><text:s text:c="12"/>return</text:p>
      <text:p text:style-name="P35"/>
      <text:p text:style-name="P35"><text:s text:c="8"/>#initialize the machine</text:p>
      <text:p text:style-name="P35"><text:s text:c="8"/>self.currentState=self.startState</text:p>
      <text:p text:style-name="P35"><text:s text:c="8"/>self.isRunning=True</text:p>
      <text:p text:style-name="P35"><text:s text:c="8"/>if type(char) is not NoneType:</text:p>
      <text:p text:style-name="P35"><text:s text:c="12"/>feedChar(char)</text:p>
      <text:p text:style-name="P35"/>
      <text:p text:style-name="P35"><text:s text:c="4"/>def feedChar(self, char):</text:p>
      <text:p text:style-name="P35"><text:soft-page-break/><text:s text:c="8"/>assert(self.isRunning)</text:p>
      <text:p text:style-name="P35"><text:s text:c="8"/>#input validation</text:p>
      <text:p text:style-name="P35"><text:s text:c="8"/>if type(char) is not str or len(char) is not 1:</text:p>
      <text:p text:style-name="P35"><text:s text:c="12"/>raise TypeError("trying to feedChar in lexer without a string of length 1 (a char)")</text:p>
      <text:p text:style-name="P35"><text:s text:c="12"/>return</text:p>
      <text:p text:style-name="P35"/>
      <text:p text:style-name="P35"><text:s text:c="8"/>newState=self.states[self.currentState](char)</text:p>
      <text:p text:style-name="P35"/>
      <text:p text:style-name="P35"><text:s text:c="8"/>if type(newState) is str:</text:p>
      <text:p text:style-name="P35"><text:s text:c="12"/>#newState is indeed a new state</text:p>
      <text:p text:style-name="P35"><text:s text:c="12"/>#make sure currentState is a valid state</text:p>
      <text:p text:style-name="P35"><text:s text:c="12"/>if self.currentState not in self.states:</text:p>
      <text:p text:style-name="P35"><text:s text:c="16"/>raise KeyError("A lexer FSM tried to go to a state that doesn't exist ("+currentState+")")</text:p>
      <text:p text:style-name="P35"><text:s text:c="16"/>assert(False)</text:p>
      <text:p text:style-name="P35"><text:s text:c="12"/>self.currentState=newState</text:p>
      <text:p text:style-name="P35"><text:s text:c="12"/>return True</text:p>
      <text:p text:style-name="P35"/>
      <text:p text:style-name="P35"><text:s text:c="8"/>if type(newState) is dict:</text:p>
      <text:p text:style-name="P35"><text:s text:c="12"/>#the FSM has found a valid token. NewState holds that token (or an empty dict if tokenless)</text:p>
      <text:p text:style-name="P35"><text:s text:c="12"/>assert bool(newState) is False or ('tokenType' in newState and 'lexeme' in newState and 'attribute' in newState)</text:p>
      <text:p text:style-name="P35"><text:s text:c="12"/>self.isRunning=False</text:p>
      <text:p text:style-name="P35"><text:s text:c="12"/>return newState</text:p>
      <text:p text:style-name="P35"/>
      <text:p text:style-name="P35"><text:s text:c="8"/>if type(newState) is NoneType:</text:p>
      <text:p text:style-name="P35"><text:s text:c="12"/>#the FSM cannot determine the token type</text:p>
      <text:p text:style-name="P35"><text:s text:c="12"/>self.isRunning=False</text:p>
      <text:p text:style-name="P35"><text:s text:c="12"/>return False</text:p>
      <text:p text:style-name="P35">#end lexerFSM class</text:p>
      <text:p text:style-name="P35"/>
      <text:p text:style-name="P35">'''</text:p>
      <text:p text:style-name="P35">Main code of lexer.py.</text:p>
      <text:p text:style-name="P35">'''</text:p>
      <text:p text:style-name="P35"/>
      <text:p text:style-name="P35">#define module fields</text:p>
      <text:p text:style-name="P35">buff=[]</text:p>
      <text:p text:style-name="P35">buffPtr=0</text:p>
      <text:p text:style-name="P35">machines=[] #order is important. Make sure machines are priority ordered</text:p>
      <text:p text:style-name="P35"/>
      <text:p text:style-name="P35">counter=0 #a counter available for use by some of the machines</text:p>
      <text:p text:style-name="P35"/>
      <text:p text:style-name="P35">#define whitespace machine</text:p>
      <text:p text:style-name="P35">wsMachine=LexerFSM()</text:p>
      <text:p text:style-name="P35">def handle(c):</text:p>
      <text:p text:style-name="P35"><text:s text:c="4"/>assert type(c) is str and len(c)==1</text:p>
      <text:p text:style-name="P35"><text:s text:c="4"/>if c == ' ' or c == '\t' or c == '\b': return {}</text:p>
      <text:p text:style-name="P35"><text:s text:c="4"/>else:</text:p>
      <text:p text:style-name="P35"><text:s text:c="8"/>global buffPtr</text:p>
      <text:p text:style-name="P35"><text:s text:c="8"/>buffPtr-=1</text:p>
      <text:p text:style-name="P35"><text:s text:c="8"/>return None</text:p>
      <text:p text:style-name="P35">wsMachine.addState("__start__", handle)</text:p>
      <text:p text:style-name="P35">wsMachine.setStart("__start__")</text:p>
      <text:p text:style-name="P35">machines.append(wsMachine)</text:p>
      <text:p text:style-name="P35"/>
      <text:p text:style-name="P35">#define newline manchine</text:p>
      <text:p text:style-name="P35">nlMachine=LexerFSM()</text:p>
      <text:p text:style-name="P35">def handle(c):</text:p>
      <text:p text:style-name="P35"><text:s text:c="4"/>assert type(c) is str and len(c)==1</text:p>
      <text:p text:style-name="P35"><text:s text:c="4"/>if c == '\n': return {}</text:p>
      <text:p text:style-name="P35"><text:s text:c="4"/>else:</text:p>
      <text:p text:style-name="P35"><text:s text:c="8"/>global buffPtr</text:p>
      <text:p text:style-name="P35"><text:soft-page-break/><text:s text:c="8"/>buffPtr-=1</text:p>
      <text:p text:style-name="P35"><text:s text:c="8"/>return None</text:p>
      <text:p text:style-name="P35">nlMachine.addState("__start__", handle)</text:p>
      <text:p text:style-name="P35">nlMachine.setStart("__start__")</text:p>
      <text:p text:style-name="P35">machines.append(nlMachine)</text:p>
      <text:p text:style-name="P35"/>
      <text:p text:style-name="P35">#define RELOP machine</text:p>
      <text:p text:style-name="P35">relopMachine=LexerFSM()</text:p>
      <text:p text:style-name="P35">def handle(c): #''</text:p>
      <text:p text:style-name="P35"><text:s text:c="4"/>assert type(c) is str and len(c)==1</text:p>
      <text:p text:style-name="P35"><text:s text:c="4"/>if c == '&lt;': return '&lt;'</text:p>
      <text:p text:style-name="P35"><text:s text:c="4"/>elif c == '&gt;': return '&gt;'</text:p>
      <text:p text:style-name="P35"><text:s text:c="4"/>elif c == '=': return {'tokenType': "RELOP", 'lexeme':"=", 'attribute':"equals"}</text:p>
      <text:p text:style-name="P35"><text:s text:c="4"/>else:</text:p>
      <text:p text:style-name="P35"><text:s text:c="8"/>global buffPtr</text:p>
      <text:p text:style-name="P35"><text:s text:c="8"/>buffPtr-=1 #we saw another charachter, so buffPtr needs to be moved back 1</text:p>
      <text:p text:style-name="P35"><text:s text:c="8"/>return None #FSM has determined the current token is not a relational operator</text:p>
      <text:p text:style-name="P35">relopMachine.addState("__start__", handle)</text:p>
      <text:p text:style-name="P35">def handle(c): #'&lt;'</text:p>
      <text:p text:style-name="P35"><text:s text:c="4"/>assert type(c) is str and len(c)==1</text:p>
      <text:p text:style-name="P35"><text:s text:c="4"/>if c == '&gt;': return {'tokenType': "RELOP", 'lexeme':"&lt;&gt;", 'attribute':"notEquals"}</text:p>
      <text:p text:style-name="P35"><text:s text:c="4"/>elif c == '=': return {'tokenType': "RELOP", 'lexeme':"&lt;=", 'attribute':"lessThanOrEquals"}</text:p>
      <text:p text:style-name="P35"><text:s text:c="4"/>else:</text:p>
      <text:p text:style-name="P35"><text:s text:c="8"/>global buffPtr</text:p>
      <text:p text:style-name="P35"><text:s text:c="8"/>buffPtr-=1</text:p>
      <text:p text:style-name="P35"><text:s text:c="8"/>return {'tokenType': "RELOP", 'lexeme':"&lt;", 'attribute':"lessThan"}</text:p>
      <text:p text:style-name="P35">relopMachine.addState("&lt;", handle)</text:p>
      <text:p text:style-name="P35">def handle(c): #'&gt;'</text:p>
      <text:p text:style-name="P35"><text:s text:c="4"/>assert type(c) is str and len(c)==1</text:p>
      <text:p text:style-name="P35"><text:s text:c="4"/>if c == '=': return {'tokenType': "RELOP", 'lexeme':"&gt;=", 'attribute':"greaterThanOrEquals"}</text:p>
      <text:p text:style-name="P35"><text:s text:c="4"/>else:</text:p>
      <text:p text:style-name="P35"><text:s text:c="8"/>global buffPtr</text:p>
      <text:p text:style-name="P35"><text:s text:c="8"/>buffPtr-=1</text:p>
      <text:p text:style-name="P35"><text:s text:c="8"/>return {'tokenType': "RELOP", 'lexeme':"&gt;", 'attribute':"greaterThan"}</text:p>
      <text:p text:style-name="P35">relopMachine.addState("&gt;", handle)</text:p>
      <text:p text:style-name="P35">relopMachine.setStart("__start__")</text:p>
      <text:p text:style-name="P35">machines.append(relopMachine)</text:p>
      <text:p text:style-name="P35"/>
      <text:p text:style-name="P35">#define assignOp machine</text:p>
      <text:p text:style-name="P35">assignopMachine=LexerFSM()</text:p>
      <text:p text:style-name="P35">def handle(c):</text:p>
      <text:p text:style-name="P35"><text:s text:c="4"/>assert type(c) is str and len(c)==1</text:p>
      <text:p text:style-name="P35"><text:s text:c="4"/>if c == ":": return ":"</text:p>
      <text:p text:style-name="P35"><text:s text:c="4"/>else:</text:p>
      <text:p text:style-name="P35"><text:s text:c="8"/>global buffPtr</text:p>
      <text:p text:style-name="P35"><text:s text:c="8"/>buffPtr-=1</text:p>
      <text:p text:style-name="P35"><text:s text:c="8"/>return None</text:p>
      <text:p text:style-name="P35">assignopMachine.addState("__start__", handle)</text:p>
      <text:p text:style-name="P35">def handle(c):#":"</text:p>
      <text:p text:style-name="P35"><text:s text:c="4"/>assert type(c) is str and len(c)==1</text:p>
      <text:p text:style-name="P35"><text:s text:c="4"/>if c == "=": return {'tokenType': "ASSIGNOP", 'lexeme':":=", 'attribute':"assignTo"}</text:p>
      <text:p text:style-name="P35"><text:s text:c="4"/>else:</text:p>
      <text:p text:style-name="P35"><text:s text:c="8"/>global buffPtr</text:p>
      <text:p text:style-name="P35"><text:s text:c="8"/>buffPtr-=2</text:p>
      <text:p text:style-name="P35"><text:s text:c="8"/>return None</text:p>
      <text:p text:style-name="P35">assignopMachine.addState(":", handle)</text:p>
      <text:p text:style-name="P35">assignopMachine.setStart("__start__")</text:p>
      <text:p text:style-name="P35">machines.append(assignopMachine)</text:p>
      <text:p text:style-name="P35"/>
      <text:p text:style-name="P35">#define addOp machine</text:p>
      <text:p text:style-name="P35"><text:soft-page-break/>addopMachine=LexerFSM()</text:p>
      <text:p text:style-name="P35">def handle(c):</text:p>
      <text:p text:style-name="P35"><text:s text:c="4"/>assert type(c) is str and len(c)==1</text:p>
      <text:p text:style-name="P35"><text:s text:c="4"/>if c == '+': return {'tokenType': "ADDOP", 'lexeme':'+', 'attribute':"add"}</text:p>
      <text:p text:style-name="P35"><text:s text:c="4"/>elif c == '-': return {'tokenType':"ADDOP", 'lexeme':"-", 'attribute':"subtract"}</text:p>
      <text:p text:style-name="P35"><text:s text:c="4"/>elif c == 'o' : return "o"</text:p>
      <text:p text:style-name="P35"><text:s text:c="4"/>else:</text:p>
      <text:p text:style-name="P35"><text:s text:c="8"/>global buffPtr</text:p>
      <text:p text:style-name="P35"><text:s text:c="8"/>buffPtr-=1</text:p>
      <text:p text:style-name="P35"><text:s text:c="8"/>return None</text:p>
      <text:p text:style-name="P35">addopMachine.addState("__start__", handle)</text:p>
      <text:p text:style-name="P35">def handle(c):#'o'</text:p>
      <text:p text:style-name="P35"><text:s text:c="4"/>assert type(c) is str and len(c)==1</text:p>
      <text:p text:style-name="P35"><text:s text:c="4"/>if c == 'r': return "or"</text:p>
      <text:p text:style-name="P35"><text:s text:c="4"/>else: #what we thought was an or really wasn't an or</text:p>
      <text:p text:style-name="P35"><text:s text:c="8"/>global buffPtr</text:p>
      <text:p text:style-name="P35"><text:s text:c="8"/>buffPtr-=2</text:p>
      <text:p text:style-name="P35"><text:s text:c="8"/>return None</text:p>
      <text:p text:style-name="P35">addopMachine.addState("o", handle)</text:p>
      <text:p text:style-name="P35">def handle(c):#'or' -&gt; must make sure word ends (i.e. oreo is technically an ID or reserved word)</text:p>
      <text:p text:style-name="P35"><text:s text:c="4"/>assert type(c) is str and len(c)==1</text:p>
      <text:p text:style-name="P35"><text:s text:c="4"/>#check to see if the next char is a letter</text:p>
      <text:p text:style-name="P35"><text:s text:c="4"/>if (65&lt;=ord(c)&lt;=90) or (97&lt;=ord(c)&lt;=122):</text:p>
      <text:p text:style-name="P35"><text:s text:c="8"/>global buffPtr</text:p>
      <text:p text:style-name="P35"><text:s text:c="8"/>buffPtr-=3</text:p>
      <text:p text:style-name="P35"><text:s text:c="8"/>return None</text:p>
      <text:p text:style-name="P35"><text:s text:c="4"/>else:</text:p>
      <text:p text:style-name="P35"><text:s text:c="8"/>return {'tokenType': "ADDOP", 'lexeme':'or', 'attribute':"booleanOr"}</text:p>
      <text:p text:style-name="P35">addopMachine.addState("or", handle)</text:p>
      <text:p text:style-name="P35">addopMachine.setStart("__start__")</text:p>
      <text:p text:style-name="P35">machines.append(addopMachine)</text:p>
      <text:p text:style-name="P35"/>
      <text:p text:style-name="P35">#define multOp machine</text:p>
      <text:p text:style-name="P35">multopMachine=LexerFSM()</text:p>
      <text:p text:style-name="P35">def handle(c):</text:p>
      <text:p text:style-name="P35"><text:s text:c="4"/>global buff</text:p>
      <text:p text:style-name="P35"><text:s text:c="4"/>global buffPtr</text:p>
      <text:p text:style-name="P35"><text:s text:c="4"/>assert type(c) is str and len(c)==1</text:p>
      <text:p text:style-name="P35"><text:s text:c="4"/>if c == '*': return {'tokenType': "MULTOP", 'lexeme':'*', 'attribute':"multiply"}</text:p>
      <text:p text:style-name="P35"><text:s text:c="4"/>elif c == '/': return {'tokenType':"MULTOP", 'lexeme':"/", 'attribute':"divide"}</text:p>
      <text:p text:style-name="P35"><text:s text:c="4"/>elif c == 'd': #handle it all here to reduce excess code</text:p>
      <text:p text:style-name="P35"><text:s text:c="8"/>if buffPtr+3&gt;=len(buff):</text:p>
      <text:p text:style-name="P35"><text:s text:c="12"/>return None</text:p>
      <text:p text:style-name="P35"><text:s text:c="8"/>if buff[buffPtr+1] == 'i' and buff[buffPtr+2] == 'v':</text:p>
      <text:p text:style-name="P35"><text:s text:c="12"/>#make sure next char is not another a-z or A-Z</text:p>
      <text:p text:style-name="P35"><text:s text:c="12"/>l=ord(buff[buffPtr+3])</text:p>
      <text:p text:style-name="P35"><text:s text:c="12"/>if (65&lt;=l&lt;=90) or (97&lt;=l&lt;=122):</text:p>
      <text:p text:style-name="P35"><text:s text:c="16"/>buffPtr-=2</text:p>
      <text:p text:style-name="P35"><text:s text:c="16"/>return None</text:p>
      <text:p text:style-name="P35"><text:s text:c="12"/>buffPtr+=2</text:p>
      <text:p text:style-name="P35"><text:s text:c="12"/>return {'tokenType':"MULTOP", 'lexeme':"div", 'attribute':"integerDivide"}</text:p>
      <text:p text:style-name="P35"><text:s text:c="8"/>else:</text:p>
      <text:p text:style-name="P35"><text:s text:c="12"/>buffPtr-=1</text:p>
      <text:p text:style-name="P35"><text:s text:c="12"/>return None</text:p>
      <text:p text:style-name="P35"><text:s text:c="4"/>elif c == 'm' :#handle it all here to reduce excess code</text:p>
      <text:p text:style-name="P35"><text:s text:c="8"/>if buffPtr+3&gt;=len(buff):</text:p>
      <text:p text:style-name="P35"><text:s text:c="12"/>return None</text:p>
      <text:p text:style-name="P35"><text:s text:c="8"/>if buff[buffPtr+1] == 'o' and buff[buffPtr+2] == 'd':</text:p>
      <text:p text:style-name="P35"><text:s text:c="12"/>#make sure next char is not another a-z or A-Z</text:p>
      <text:p text:style-name="P35"><text:s text:c="12"/>l=ord(buff[buffPtr+3])</text:p>
      <text:p text:style-name="P35"><text:soft-page-break/><text:s text:c="12"/>if (65&lt;=l&lt;=90) or (97&lt;=l&lt;=122):</text:p>
      <text:p text:style-name="P35"><text:s text:c="16"/>buffPtr-=2</text:p>
      <text:p text:style-name="P35"><text:s text:c="16"/>return None</text:p>
      <text:p text:style-name="P35"><text:s text:c="12"/>buffPtr+=2</text:p>
      <text:p text:style-name="P35"><text:s text:c="12"/>return {'tokenType':"MULTOP", 'lexeme':"mod", 'attribute':"modulo"}</text:p>
      <text:p text:style-name="P35"><text:s text:c="8"/>else:</text:p>
      <text:p text:style-name="P35"><text:s text:c="12"/>buffPtr-=1</text:p>
      <text:p text:style-name="P35"><text:s text:c="12"/>return None</text:p>
      <text:p text:style-name="P35"><text:s text:c="4"/>elif c == 'a' :#handle it all here to reduce excess code</text:p>
      <text:p text:style-name="P35"><text:s text:c="8"/>if buffPtr+3&gt;=len(buff):</text:p>
      <text:p text:style-name="P35"><text:s text:c="12"/>return None</text:p>
      <text:p text:style-name="P35"><text:s text:c="8"/>if buff[buffPtr+1] == 'n' and buff[buffPtr+2] == 'd':</text:p>
      <text:p text:style-name="P35"><text:s text:c="12"/>#make sure next char is not another a-z or A-Z</text:p>
      <text:p text:style-name="P35"><text:s text:c="12"/>l=ord(buff[buffPtr+3])</text:p>
      <text:p text:style-name="P35"><text:s text:c="12"/>if (65&lt;=l&lt;=90) or (97&lt;=l&lt;=122):</text:p>
      <text:p text:style-name="P35"><text:s text:c="16"/>buffPtr-=2</text:p>
      <text:p text:style-name="P35"><text:s text:c="16"/>return None</text:p>
      <text:p text:style-name="P35"><text:s text:c="12"/>buffPtr+=2</text:p>
      <text:p text:style-name="P35"><text:s text:c="12"/>return {'tokenType':"multop", 'lexeme':"and", 'attribute':"booleanAnd"}</text:p>
      <text:p text:style-name="P35"><text:s text:c="8"/>else:</text:p>
      <text:p text:style-name="P35"><text:s text:c="12"/>buffPtr-=1</text:p>
      <text:p text:style-name="P35"><text:s text:c="12"/>return None</text:p>
      <text:p text:style-name="P35"><text:s text:c="4"/>else:</text:p>
      <text:p text:style-name="P35"><text:s text:c="8"/>buffPtr-=1</text:p>
      <text:p text:style-name="P35"><text:s text:c="8"/>return None</text:p>
      <text:p text:style-name="P35">multopMachine.addState("__start__", handle)</text:p>
      <text:p text:style-name="P35">multopMachine.setStart("__start__")</text:p>
      <text:p text:style-name="P35">machines.append(multopMachine)</text:p>
      <text:p text:style-name="P35"/>
      <text:p text:style-name="P35"/>
      <text:p text:style-name="P35">#define comments machine</text:p>
      <text:p text:style-name="P35">commentMachine=LexerFSM()</text:p>
      <text:p text:style-name="P35">def handle(c): #start</text:p>
      <text:p text:style-name="P35"><text:tab/>assert type(c) is str and len(c)==1</text:p>
      <text:p text:style-name="P35"><text:tab/>if c is '{': return "commentChars"</text:p>
      <text:p text:style-name="P35"><text:tab/>else:</text:p>
      <text:p text:style-name="P35"><text:tab/><text:tab/>global buffPtr</text:p>
      <text:p text:style-name="P35"><text:tab/><text:tab/>buffPtr-=1</text:p>
      <text:p text:style-name="P35"><text:tab/><text:tab/>return None</text:p>
      <text:p text:style-name="P35">commentMachine.addState("__start__", handle)</text:p>
      <text:p text:style-name="P35">def handle(c): #commentChars</text:p>
      <text:p text:style-name="P35"><text:tab/>assert type(c) is str and len(c)==1</text:p>
      <text:p text:style-name="P35"><text:tab/>if c is "}": return {}</text:p>
      <text:p text:style-name="P35"><text:tab/>else: return "commentChars"</text:p>
      <text:p text:style-name="P35">commentMachine.addState("commentChars", handle)</text:p>
      <text:p text:style-name="P35">commentMachine.setStart("__start__")</text:p>
      <text:p text:style-name="P35">machines.append(commentMachine)</text:p>
      <text:p text:style-name="P35"/>
      <text:p text:style-name="P35">#define longreal machine (must be before reals to ensure we don't premeturely tokenize a real out of a longreal)</text:p>
      <text:p text:style-name="P35">#note: only longreal machine has to perform length checks, as any errors with lengths will be checked here. If</text:p>
      <text:p text:style-name="P35">#we were to put this in the other machines, which run after, it would be redundant and never run.</text:p>
      <text:p text:style-name="P35">lrMachine=LexerFSM()</text:p>
      <text:p text:style-name="P35">def handle(c): #start</text:p>
      <text:p text:style-name="P35"><text:s text:c="4"/>assert type(c) is str and len(c)==1</text:p>
      <text:p text:style-name="P35"><text:s text:c="4"/>d=ord(c)</text:p>
      <text:p text:style-name="P35"><text:s text:c="4"/>#check if d is a number</text:p>
      <text:p text:style-name="P35"><text:s text:c="4"/>if (48&lt;=d&lt;=57):</text:p>
      <text:p text:style-name="P35"><text:s text:c="8"/>global counter</text:p>
      <text:p text:style-name="P35"><text:s text:c="8"/>counter=1</text:p>
      <text:p text:style-name="P35"><text:s text:c="8"/>return <text:s/>"x"</text:p>
      <text:p text:style-name="P35"><text:soft-page-break/><text:s text:c="4"/>else:</text:p>
      <text:p text:style-name="P35"><text:s text:c="8"/>global buffPtr</text:p>
      <text:p text:style-name="P35"><text:s text:c="8"/>buffPtr-=1</text:p>
      <text:p text:style-name="P35"><text:s text:c="8"/>return None</text:p>
      <text:p text:style-name="P35">lrMachine.addState("__start__", handle)</text:p>
      <text:p text:style-name="P35"/>
      <text:p text:style-name="P35">def handle(c):#x</text:p>
      <text:p text:style-name="P35"><text:s text:c="4"/>assert type(c) is str and len(c)==1</text:p>
      <text:p text:style-name="P35"/>
      <text:p text:style-name="P35"><text:s text:c="4"/>global buffPtr</text:p>
      <text:p text:style-name="P35"><text:s text:c="4"/>global buff</text:p>
      <text:p text:style-name="P35"><text:s text:c="4"/>global counter</text:p>
      <text:p text:style-name="P35"><text:s text:c="4"/>lexeme="".join(buff[:buffPtr])</text:p>
      <text:p text:style-name="P35"/>
      <text:p text:style-name="P35"><text:s text:c="4"/></text:p>
      <text:p text:style-name="P35"><text:s text:c="4"/>d=ord(c)</text:p>
      <text:p text:style-name="P35"><text:s text:c="4"/>#check if d is a number</text:p>
      <text:p text:style-name="P35"><text:s text:c="4"/>if (48&lt;=d&lt;=57):</text:p>
      <text:p text:style-name="P35"><text:s text:c="8"/>if counter&gt;=5:</text:p>
      <text:p text:style-name="P35"><text:s text:c="12"/>return {'tokenType':"LEXERR", 'lexeme':lexeme, 'attribute':"Extra Long Integer"} </text:p>
      <text:p text:style-name="P35"><text:s text:c="8"/>counter+=1</text:p>
      <text:p text:style-name="P35"><text:s text:c="8"/>return <text:s/>"x"</text:p>
      <text:p text:style-name="P35"><text:s text:c="4"/>elif c is '.':</text:p>
      <text:p text:style-name="P35"><text:s text:c="8"/>counter=0</text:p>
      <text:p text:style-name="P35"><text:s text:c="8"/>return "y"</text:p>
      <text:p text:style-name="P35"><text:s text:c="4"/>else:</text:p>
      <text:p text:style-name="P35"><text:s text:c="8"/>buffPtr-=1</text:p>
      <text:p text:style-name="P35"><text:s text:c="8"/>return None</text:p>
      <text:p text:style-name="P35">lrMachine.addState("x", handle)</text:p>
      <text:p text:style-name="P35">def handle(c):#y</text:p>
      <text:p text:style-name="P35"><text:s text:c="4"/>assert type(c) is str and len(c)==1</text:p>
      <text:p text:style-name="P35"/>
      <text:p text:style-name="P35"><text:s text:c="4"/>global buff</text:p>
      <text:p text:style-name="P35"><text:s text:c="4"/>global buffPtr</text:p>
      <text:p text:style-name="P35"><text:s text:c="4"/>global counter</text:p>
      <text:p text:style-name="P35"><text:s text:c="4"/>lexeme="".join(buff[:buffPtr]) </text:p>
      <text:p text:style-name="P35"/>
      <text:p text:style-name="P35"><text:s text:c="4"/>d=ord(c)</text:p>
      <text:p text:style-name="P35"><text:s text:c="4"/>#check if d is a number</text:p>
      <text:p text:style-name="P35"><text:s text:c="4"/>if (48&lt;=d&lt;=57):</text:p>
      <text:p text:style-name="P35"><text:s text:c="8"/>if counter&gt;=5:</text:p>
      <text:p text:style-name="P35"><text:s text:c="12"/>return {'tokenType':"LEXERR", 'lexeme':lexeme, 'attribute':"Extra Long Fractional Part"}</text:p>
      <text:p text:style-name="P35"><text:s text:c="8"/>counter+=1</text:p>
      <text:p text:style-name="P35"><text:s text:c="8"/>return <text:s/>"y"</text:p>
      <text:p text:style-name="P35"><text:s text:c="4"/>elif c is 'E' and counter is not 0:</text:p>
      <text:p text:style-name="P35"><text:s text:c="8"/>counter=0</text:p>
      <text:p text:style-name="P35"><text:s text:c="8"/>return "z"</text:p>
      <text:p text:style-name="P35"><text:s text:c="4"/>else:</text:p>
      <text:p text:style-name="P35"><text:s text:c="8"/>buffPtr-=1</text:p>
      <text:p text:style-name="P35"><text:s text:c="8"/>return None</text:p>
      <text:p text:style-name="P35">lrMachine.addState("y", handle)</text:p>
      <text:p text:style-name="P35">def handle(c):#z</text:p>
      <text:p text:style-name="P35"><text:s text:c="4"/>assert type(c) is str and len(c)==1</text:p>
      <text:p text:style-name="P35"/>
      <text:p text:style-name="P35"><text:s text:c="4"/>global buffPtr</text:p>
      <text:p text:style-name="P35"><text:s text:c="4"/>global buff</text:p>
      <text:p text:style-name="P35"><text:s text:c="4"/>global counter</text:p>
      <text:p text:style-name="P35"><text:s text:c="4"/>lexeme="".join(buff[:buffPtr])</text:p>
      <text:p text:style-name="P35"/>
      <text:p text:style-name="P35"><text:s text:c="4"/>d=ord(c)</text:p>
      <text:p text:style-name="P35"><text:soft-page-break/><text:s text:c="4"/>#check if d is a number</text:p>
      <text:p text:style-name="P35"><text:s text:c="4"/>if (48&lt;=d&lt;=57):</text:p>
      <text:p text:style-name="P35"><text:s text:c="8"/>if counter&gt;=2:</text:p>
      <text:p text:style-name="P35"><text:s text:c="12"/>return {'tokenType':"LEXERR", 'lexeme':lexeme, 'attribute':"Extra Long Exponent part"} </text:p>
      <text:p text:style-name="P35"><text:s text:c="8"/>counter+=1</text:p>
      <text:p text:style-name="P35"><text:s text:c="8"/>return <text:s/>"z"</text:p>
      <text:p text:style-name="P35"><text:s text:c="4"/>else:</text:p>
      <text:p text:style-name="P35"><text:s text:c="8"/>lexeme="".join(buff[:buffPtr])</text:p>
      <text:p text:style-name="P35"><text:s text:c="8"/>buffPtr-=1</text:p>
      <text:p text:style-name="P35"><text:s text:c="8"/>return {'tokenType':"NUMBER", 'lexeme':lexeme, 'attribute':"longReal"}</text:p>
      <text:p text:style-name="P35">lrMachine.addState("z", handle)</text:p>
      <text:p text:style-name="P35">lrMachine.setStart("__start__")</text:p>
      <text:p text:style-name="P35">machines.append(lrMachine)</text:p>
      <text:p text:style-name="P35"/>
      <text:p text:style-name="P35">#define reals machine (must be before ints to ensure we don't ppremeturely tokenize an int out of a real)</text:p>
      <text:p text:style-name="P35">rMachine=LexerFSM()</text:p>
      <text:p text:style-name="P35">def handle(c): #start</text:p>
      <text:p text:style-name="P35"><text:s text:c="4"/>assert type(c) is str and len(c)==1</text:p>
      <text:p text:style-name="P35"><text:s text:c="4"/>d=ord(c)</text:p>
      <text:p text:style-name="P35"><text:s text:c="4"/>#check if d is a number</text:p>
      <text:p text:style-name="P35"><text:s text:c="4"/>if (48&lt;=d&lt;=57):</text:p>
      <text:p text:style-name="P35"><text:s text:c="8"/>return <text:s/>"x"</text:p>
      <text:p text:style-name="P35"><text:s text:c="4"/>else:</text:p>
      <text:p text:style-name="P35"><text:s text:c="8"/>global buffPtr</text:p>
      <text:p text:style-name="P35"><text:s text:c="8"/>buffPtr-=1</text:p>
      <text:p text:style-name="P35"><text:s text:c="8"/>return None</text:p>
      <text:p text:style-name="P35">rMachine.addState("__start__", handle)</text:p>
      <text:p text:style-name="P35">def handle(c):#x</text:p>
      <text:p text:style-name="P35"><text:s text:c="4"/>assert type(c) is str and len(c)==1</text:p>
      <text:p text:style-name="P35"><text:s text:c="4"/>d=ord(c)</text:p>
      <text:p text:style-name="P35"><text:s text:c="4"/>#check if d is a number</text:p>
      <text:p text:style-name="P35"><text:s text:c="4"/>if (48&lt;=d&lt;=57):</text:p>
      <text:p text:style-name="P35"><text:s text:c="8"/>return <text:s/>"x"</text:p>
      <text:p text:style-name="P35"><text:s text:c="4"/>elif c is '.':</text:p>
      <text:p text:style-name="P35"><text:s text:c="8"/>global counter</text:p>
      <text:p text:style-name="P35"><text:s text:c="8"/>counter=0 #ensure we have &gt; 0 y digits following</text:p>
      <text:p text:style-name="P35"><text:s text:c="8"/>return "y"</text:p>
      <text:p text:style-name="P35"><text:s text:c="4"/>else:</text:p>
      <text:p text:style-name="P35"><text:s text:c="8"/>global buffPtr</text:p>
      <text:p text:style-name="P35"><text:s text:c="8"/>buffPtr-=1</text:p>
      <text:p text:style-name="P35"><text:s text:c="8"/>return None</text:p>
      <text:p text:style-name="P35">rMachine.addState("x", handle)</text:p>
      <text:p text:style-name="P35">def handle(c):#y</text:p>
      <text:p text:style-name="P35"><text:s text:c="4"/>global counter</text:p>
      <text:p text:style-name="P35"><text:s text:c="4"/>assert type(c) is str and len(c)==1</text:p>
      <text:p text:style-name="P35"><text:s text:c="4"/>d=ord(c)</text:p>
      <text:p text:style-name="P35"><text:s text:c="4"/>#check if d is a number</text:p>
      <text:p text:style-name="P35"><text:s text:c="4"/>if (48&lt;=d&lt;=57):</text:p>
      <text:p text:style-name="P35"><text:s text:c="8"/>counter+=1</text:p>
      <text:p text:style-name="P35"><text:s text:c="8"/>return <text:s/>"y"</text:p>
      <text:p text:style-name="P35"><text:s text:c="4"/>else:</text:p>
      <text:p text:style-name="P35"><text:s text:c="8"/>global buffPtr</text:p>
      <text:p text:style-name="P35"><text:s text:c="8"/>if counter==0:</text:p>
      <text:p text:style-name="P35"><text:s text:c="12"/>buffPtr-=1</text:p>
      <text:p text:style-name="P35"><text:s text:c="12"/>return None</text:p>
      <text:p text:style-name="P35"><text:s text:c="8"/>global buff</text:p>
      <text:p text:style-name="P35"><text:s text:c="8"/>lexeme="".join(buff[:buffPtr])</text:p>
      <text:p text:style-name="P35"><text:s text:c="8"/>buffPtr-=1</text:p>
      <text:p text:style-name="P35"><text:s text:c="8"/>return {'tokenType':"NUMBER", 'lexeme':lexeme, 'attribute':"realNum"}</text:p>
      <text:p text:style-name="P35">rMachine.addState("y", handle)</text:p>
      <text:p text:style-name="P35"><text:soft-page-break/>rMachine.setStart("__start__")</text:p>
      <text:p text:style-name="P35">machines.append(rMachine)</text:p>
      <text:p text:style-name="P35"/>
      <text:p text:style-name="P35">#define int machine</text:p>
      <text:p text:style-name="P35">intMachine=LexerFSM()</text:p>
      <text:p text:style-name="P35">def handle(c):</text:p>
      <text:p text:style-name="P35"><text:s text:c="4"/>assert type(c) is str and len(c)==1</text:p>
      <text:p text:style-name="P35"><text:s text:c="4"/>d=ord(c)</text:p>
      <text:p text:style-name="P35"><text:s text:c="4"/>if (48&lt;=d&lt;=57):</text:p>
      <text:p text:style-name="P35"><text:s text:c="8"/>return "num"</text:p>
      <text:p text:style-name="P35"><text:s text:c="4"/>else:</text:p>
      <text:p text:style-name="P35"><text:s text:c="8"/>global buffPtr</text:p>
      <text:p text:style-name="P35"><text:s text:c="8"/>buffPtr-=1</text:p>
      <text:p text:style-name="P35"><text:s text:c="8"/>return None</text:p>
      <text:p text:style-name="P35">intMachine.addState("__start__", handle)</text:p>
      <text:p text:style-name="P35">def handle(c):</text:p>
      <text:p text:style-name="P35"><text:s text:c="4"/>assert type(c) is str and len(c)==1</text:p>
      <text:p text:style-name="P35"><text:s text:c="4"/>d=ord(c)</text:p>
      <text:p text:style-name="P35"><text:s text:c="4"/>#check if d is a number</text:p>
      <text:p text:style-name="P35"><text:s text:c="4"/>if (48&lt;=d&lt;=57):</text:p>
      <text:p text:style-name="P35"><text:s text:c="8"/>return <text:s/>"num"</text:p>
      <text:p text:style-name="P35"><text:s text:c="4"/>else:</text:p>
      <text:p text:style-name="P35"><text:s text:c="8"/>global buffPtr</text:p>
      <text:p text:style-name="P35"><text:s text:c="8"/>global buff</text:p>
      <text:p text:style-name="P35"><text:s text:c="8"/>lexeme="".join(buff[0:buffPtr])</text:p>
      <text:p text:style-name="P35"><text:s text:c="8"/>buffPtr-=1</text:p>
      <text:p text:style-name="P35"><text:s text:c="8"/>return {'tokenType':"NUMBER", 'lexeme':lexeme, 'attribute':"intNum"}</text:p>
      <text:p text:style-name="P35">intMachine.addState("num", handle)</text:p>
      <text:p text:style-name="P35">intMachine.setStart("__start__")</text:p>
      <text:p text:style-name="P35">machines.append(intMachine)</text:p>
      <text:p text:style-name="P35"/>
      <text:p text:style-name="P35">#define ID machine</text:p>
      <text:p text:style-name="P35">idMachine=LexerFSM()</text:p>
      <text:p text:style-name="P35">def handle(c): #start</text:p>
      <text:p text:style-name="P35"><text:s text:c="4"/>global buffPtr</text:p>
      <text:p text:style-name="P35"><text:s text:c="4"/>assert type(c) is str and len(c)==1</text:p>
      <text:p text:style-name="P35"><text:s text:c="4"/>#convert c to ascii number representation</text:p>
      <text:p text:style-name="P35"><text:s text:c="4"/>l=ord(c)</text:p>
      <text:p text:style-name="P35"><text:s text:c="4"/>#check if l is a capital or lowercase letter</text:p>
      <text:p text:style-name="P35"><text:s text:c="4"/>if (65&lt;=l&lt;=90) or (97&lt;=l&lt;=122):</text:p>
      <text:p text:style-name="P35"><text:s text:c="8"/>global counter</text:p>
      <text:p text:style-name="P35"><text:s text:c="8"/>counter=1</text:p>
      <text:p text:style-name="P35"><text:s text:c="8"/>return <text:s/>"letterNum"</text:p>
      <text:p text:style-name="P35"><text:s text:c="4"/>else:</text:p>
      <text:p text:style-name="P35"><text:s text:c="8"/>buffPtr-=1</text:p>
      <text:p text:style-name="P35"><text:s text:c="8"/>return None</text:p>
      <text:p text:style-name="P35">idMachine.addState("__start__", handle)</text:p>
      <text:p text:style-name="P35">def handle(c): #letterNum</text:p>
      <text:p text:style-name="P35"><text:s text:c="4"/>assert type(c) is str and len(c)==1</text:p>
      <text:p text:style-name="P35"/>
      <text:p text:style-name="P35"><text:s text:c="4"/>global buffPtr</text:p>
      <text:p text:style-name="P35"><text:s text:c="4"/>global buff</text:p>
      <text:p text:style-name="P35"><text:s text:c="4"/>global counter</text:p>
      <text:p text:style-name="P35"><text:s text:c="4"/>lexeme="".join(buff[:buffPtr])</text:p>
      <text:p text:style-name="P35"/>
      <text:p text:style-name="P35"><text:s text:c="4"/>if counter&gt;10:</text:p>
      <text:p text:style-name="P35"><text:s text:c="8"/>return {'tokenType':"LEXERR", 'lexeme':lexeme, 'attribute':"Extra Long Identifier"} </text:p>
      <text:p text:style-name="P35"/>
      <text:p text:style-name="P35"><text:s text:c="4"/>ld=ord(c)</text:p>
      <text:p text:style-name="P35"><text:s text:c="4"/>#check if ld is a letter</text:p>
      <text:p text:style-name="P35"><text:soft-page-break/><text:s text:c="4"/>if (65&lt;=ld&lt;=90) or (97&lt;=ld&lt;=122):</text:p>
      <text:p text:style-name="P35"><text:s text:c="8"/>counter+=1</text:p>
      <text:p text:style-name="P35"><text:s text:c="8"/>return <text:s/>"letterNum"</text:p>
      <text:p text:style-name="P35"><text:s text:c="4"/>#check if ld is a number</text:p>
      <text:p text:style-name="P35"><text:s text:c="4"/>elif (48&lt;=ld&lt;=57):</text:p>
      <text:p text:style-name="P35"><text:s text:c="8"/>counter+=1</text:p>
      <text:p text:style-name="P35"><text:s text:c="8"/>return <text:s/>"letterNum"</text:p>
      <text:p text:style-name="P35"><text:s text:c="4"/>else:</text:p>
      <text:p text:style-name="P35"><text:s text:c="8"/>buffPtr-=1</text:p>
      <text:p text:style-name="P35"><text:tab/><text:tab/>#check if lexeme is a reserved word</text:p>
      <text:p text:style-name="P35"><text:s text:c="8"/>result=reservedWordTable.lookup(lexeme)</text:p>
      <text:p text:style-name="P35"><text:s text:c="8"/>if result is not None:</text:p>
      <text:p text:style-name="P35"><text:s text:c="12"/>return result</text:p>
      <text:p text:style-name="P35"><text:s text:c="8"/>token={'tokenType':"ID", 'lexeme':lexeme, 'attribute':""} </text:p>
      <text:p text:style-name="P35"><text:s text:c="8"/>global symTable</text:p>
      <text:p text:style-name="P35"><text:s text:c="8"/>result=symTable.insert(token)</text:p>
      <text:p text:style-name="P35"><text:s text:c="8"/>if result is not None:</text:p>
      <text:p text:style-name="P35"><text:s text:c="12"/>ptr=hex(id(result))</text:p>
      <text:p text:style-name="P35"><text:s text:c="12"/>token['attribute']=ptr</text:p>
      <text:p text:style-name="P35"><text:s text:c="8"/>else:</text:p>
      <text:p text:style-name="P35"><text:s text:c="12"/>result=symTable.lookup(token['lexeme'])</text:p>
      <text:p text:style-name="P35"><text:s text:c="8"/>return result </text:p>
      <text:p text:style-name="P35">idMachine.addState("letterNum", handle)</text:p>
      <text:p text:style-name="P35">idMachine.setStart("__start__")</text:p>
      <text:p text:style-name="P35">machines.append(idMachine)</text:p>
      <text:p text:style-name="P35"/>
      <text:p text:style-name="P35"/>
      <text:p text:style-name="P35">#define keyword machine</text:p>
      <text:p text:style-name="P35">catchAllMachine=LexerFSM()</text:p>
      <text:p text:style-name="P35">def handle(c):#start state</text:p>
      <text:p text:style-name="P35"><text:s text:c="4"/>assert type(c) is str and len(c)==1</text:p>
      <text:p text:style-name="P35"><text:s text:c="4"/>global buff</text:p>
      <text:p text:style-name="P35"><text:s text:c="4"/>global buffPtr</text:p>
      <text:p text:style-name="P35"><text:s text:c="4"/>if ord(c) is 3 : <text:s/>#end of file</text:p>
      <text:p text:style-name="P35"><text:s text:c="4"/><text:tab/>return {'tokenType':'EOF', 'lexeme':"$", 'attribute':"endOfFile"}</text:p>
      <text:p text:style-name="P35"><text:s text:c="4"/>seq=c</text:p>
      <text:p text:style-name="P35"><text:s text:c="4"/>while reservedWordTable.hasStartsWith(seq):</text:p>
      <text:p text:style-name="P35"><text:s text:c="8"/>buffPtr+=1</text:p>
      <text:p text:style-name="P35"><text:s text:c="8"/>if buffPtr &gt;= len(buff):</text:p>
      <text:p text:style-name="P35"><text:s text:c="12"/>break</text:p>
      <text:p text:style-name="P35"><text:s text:c="8"/>seq+=buff[buffPtr]</text:p>
      <text:p text:style-name="P35"/>
      <text:p text:style-name="P35"><text:s text:c="4"/>if len(seq) is not 1: #did not got through loop</text:p>
      <text:p text:style-name="P35"><text:s text:c="8"/>buffPtr-=1</text:p>
      <text:p text:style-name="P35"><text:s text:c="8"/>seq=seq[:-1]</text:p>
      <text:p text:style-name="P35"><text:s text:c="4"/>lookupResult = reservedWordTable.lookup(seq)</text:p>
      <text:p text:style-name="P35"><text:s text:c="4"/>if lookupResult is not None:</text:p>
      <text:p text:style-name="P35"><text:s text:c="8"/>return lookupResult</text:p>
      <text:p text:style-name="P35"><text:s text:c="4"/>else:<text:tab/></text:p>
      <text:p text:style-name="P35"><text:tab/> <text:s text:c="2"/>return {'tokenType':"LEXERR", 'lexeme':seq, 'attribute':"Unrecognized Symbol"}</text:p>
      <text:p text:style-name="P35">catchAllMachine.addState("__start__", handle)</text:p>
      <text:p text:style-name="P35">catchAllMachine.setStart("__start__")</text:p>
      <text:p text:style-name="P35">machines.append(catchAllMachine)</text:p>
      <text:p text:style-name="P35"/>
      <text:p text:style-name="P35"/>
      <text:p text:style-name="P35">#symbol tables</text:p>
      <text:p text:style-name="P35">from symbolTable import symbolTable</text:p>
      <text:p text:style-name="P35">symTable = symbolTable()</text:p>
      <text:p text:style-name="P35">reservedWordTable = None</text:p>
      <text:p text:style-name="P35"/>
      <text:p text:style-name="P35"><text:soft-page-break/>#define module methods</text:p>
      <text:p text:style-name="P35">def tryMachine(machine):</text:p>
      <text:p text:style-name="P35"><text:s text:c="4"/>global buff</text:p>
      <text:p text:style-name="P35"><text:s text:c="4"/>global buffPtr</text:p>
      <text:p text:style-name="P35"><text:s text:c="4"/>machine.start()</text:p>
      <text:p text:style-name="P35"><text:s text:c="4"/>result=True</text:p>
      <text:p text:style-name="P35"><text:s text:c="4"/>while result is True:</text:p>
      <text:p text:style-name="P35"><text:s text:c="8"/>if buffPtr &gt;= len(buff):</text:p>
      <text:p text:style-name="P35"><text:s text:c="12"/>return {'tokenType':"LEXERR", 'lexeme':"Incomplete token at the end of the buffer", 'attribute':""}</text:p>
      <text:p text:style-name="P35"><text:s text:c="8"/>result=machine.feedChar(buff[buffPtr])</text:p>
      <text:p text:style-name="P35"><text:s text:c="8"/>buffPtr+=1</text:p>
      <text:p text:style-name="P35"><text:s text:c="4"/>if type(result) is None: #None is used for whitespace, comments, or other non-token generating items</text:p>
      <text:p text:style-name="P35"><text:s text:c="8"/>return None</text:p>
      <text:p text:style-name="P35"><text:s text:c="4"/>elif type(result) is dict:</text:p>
      <text:p text:style-name="P35"><text:s text:c="8"/>buff=buff[buffPtr:]</text:p>
      <text:p text:style-name="P35"><text:s text:c="8"/>buffPtr=0</text:p>
      <text:p text:style-name="P35"><text:s text:c="8"/>return result</text:p>
      <text:p text:style-name="P35"><text:s text:c="4"/>assert result is False #should be False when moving to next machine</text:p>
      <text:p text:style-name="P35"><text:s text:c="4"/>buffPtr=0</text:p>
      <text:p text:style-name="P35"><text:s text:c="4"/>return result</text:p>
      <text:p text:style-name="P35"/>
      <text:p text:style-name="P35">def defineReservedWordTable(s):</text:p>
      <text:p text:style-name="P35"><text:s text:c="4"/>global reservedWordTable</text:p>
      <text:p text:style-name="P35"><text:s text:c="4"/>if reservedWordTable is not None:</text:p>
      <text:p text:style-name="P35"><text:s text:c="8"/>print "Warning! Symbol table has already been defined. Overriding"</text:p>
      <text:p text:style-name="P35"><text:s text:c="4"/>reservedWordTable=s</text:p>
      <text:p text:style-name="P35"/>
      <text:p text:style-name="P35">def feedLexer(sourceString):</text:p>
      <text:p text:style-name="P35"><text:s text:c="4"/>global reservedWordTable</text:p>
      <text:p text:style-name="P35"><text:s text:c="4"/>if reservedWordTable is None:</text:p>
      <text:p text:style-name="P35"><text:s text:c="8"/>print "Error! must pass in reserved word table with defineReservedWordTable(s) first"</text:p>
      <text:p text:style-name="P35"><text:s text:c="8"/>sys.exit()</text:p>
      <text:p text:style-name="P35"><text:s text:c="4"/>assert type(sourceString) is str</text:p>
      <text:p text:style-name="P35"><text:s text:c="4"/>global buff</text:p>
      <text:p text:style-name="P35"><text:s text:c="4"/>buff+=list(sourceString)</text:p>
      <text:p text:style-name="P35"/>
      <text:p text:style-name="P35"># Get the next token</text:p>
      <text:p text:style-name="P35">#returns:</text:p>
      <text:p text:style-name="P35"># <text:s text:c="2"/>None if there are no complete tokens in the buffer.</text:p>
      <text:p text:style-name="P35"># <text:s text:c="2"/>The three tuple of the next token if the next token exists</text:p>
      <text:p text:style-name="P35">def getToken():</text:p>
      <text:p text:style-name="P35"><text:s text:c="4"/>global buff</text:p>
      <text:p text:style-name="P35"><text:s text:c="4"/>global buffPtr</text:p>
      <text:p text:style-name="P35"><text:s text:c="4"/>global machines</text:p>
      <text:p text:style-name="P35"/>
      <text:p text:style-name="P35"><text:s text:c="4"/>isToken = False</text:p>
      <text:p text:style-name="P35"><text:s text:c="4"/>while not isToken:</text:p>
      <text:p text:style-name="P35"/>
      <text:p text:style-name="P35"><text:s text:c="8"/>if len(buff) is 0:</text:p>
      <text:p text:style-name="P35"><text:s text:c="12"/>return "noTokens"</text:p>
      <text:p text:style-name="P35"/>
      <text:p text:style-name="P35"><text:s text:c="8"/>machineResult=False</text:p>
      <text:p text:style-name="P35"><text:s text:c="8"/>i=0</text:p>
      <text:p text:style-name="P35"><text:s text:c="8"/>#try all the machines</text:p>
      <text:p text:style-name="P35"><text:s text:c="8"/>while (machineResult is False or machineResult is None) and i &lt; len(machines):</text:p>
      <text:p text:style-name="P35"><text:s text:c="12"/>machineResult=tryMachine(machines[i])</text:p>
      <text:p text:style-name="P35"><text:s text:c="12"/>i+=1</text:p>
      <text:p text:style-name="P35"><text:s text:c="4"/></text:p>
      <text:p text:style-name="P35"><text:tab/>#check if machineResult is a non-empty token</text:p>
      <text:p text:style-name="P35"><text:tab/>if type(machineResult) is dict and bool(machineResult) is True:</text:p>
      <text:p text:style-name="P35"><text:soft-page-break/><text:tab/> <text:s text:c="3"/>isToken = True</text:p>
      <text:p text:style-name="P35"><text:s text:c="4"/>#if machineResult['tokenType'] is 'LEXERR': <text:s text:c="6"/></text:p>
      <text:p text:style-name="P35"><text:tab/>#print "Lexical Error! " + str(machineResult['lexeme'])+ " is not a valid token."</text:p>
      <text:p text:style-name="P35"><text:s text:c="8"/>#sys.exit()</text:p>
      <text:p text:style-name="P35"><text:s text:c="4"/>return machineResult</text:p>
      <text:h text:style-name="P28" text:outline-level="3">symbolTable.py</text:h>
      <text:p text:style-name="P11">'''</text:p>
      <text:p text:style-name="P11">A python implementation of the symbol table abstract data type. The symbol table</text:p>
      <text:p text:style-name="P11">is to be used througout the compilation process as new tokens and symbols are</text:p>
      <text:p text:style-name="P11">assigned.</text:p>
      <text:p text:style-name="P11">'''</text:p>
      <text:p text:style-name="P11">class symbolTable:</text:p>
      <text:p text:style-name="P11"><text:s text:c="4"/>def __init__(self):</text:p>
      <text:p text:style-name="P11"><text:s text:c="8"/>self.symtable = []</text:p>
      <text:p text:style-name="P11"><text:s text:c="4"/></text:p>
      <text:p text:style-name="P11"><text:s text:c="4"/>def insert(self, token):</text:p>
      <text:p text:style-name="P11"><text:s text:c="8"/>assert type(token) is dict</text:p>
      <text:p text:style-name="P11"><text:s text:c="8"/>assert 'lexeme' in token</text:p>
      <text:p text:style-name="P11"><text:s text:c="8"/>assert 'tokenType' in token</text:p>
      <text:p text:style-name="P11"><text:s text:c="8"/>for t in self.symtable:</text:p>
      <text:p text:style-name="P11"><text:s text:c="12"/>if t['lexeme'] == token['lexeme']:</text:p>
      <text:p text:style-name="P11"><text:s text:c="16"/>return None</text:p>
      <text:p text:style-name="P11"><text:s text:c="8"/>self.symtable.append(token)</text:p>
      <text:p text:style-name="P11"><text:s text:c="8"/>return self.symtable[-1]</text:p>
      <text:p text:style-name="P11"/>
      <text:p text:style-name="P11"><text:s text:c="4"/>def lookup(self, token):</text:p>
      <text:p text:style-name="P11"><text:s text:c="8"/>if type(token) is dict:</text:p>
      <text:p text:style-name="P11"><text:s text:c="12"/>tokName = token["lexeme"]</text:p>
      <text:p text:style-name="P11"><text:s text:c="8"/>elif type(token) is str:</text:p>
      <text:p text:style-name="P11"><text:s text:c="12"/>tokName = token</text:p>
      <text:p text:style-name="P11"><text:s text:c="8"/>else:</text:p>
      <text:p text:style-name="P11"><text:s text:c="12"/>assert(False)</text:p>
      <text:p text:style-name="P11"><text:s text:c="8"/>for symToken in self.symtable:</text:p>
      <text:p text:style-name="P11"><text:s text:c="12"/>if tokName==symToken['lexeme']:</text:p>
      <text:p text:style-name="P11"><text:s text:c="16"/>return symToken</text:p>
      <text:p text:style-name="P11"><text:s text:c="8"/>else:</text:p>
      <text:p text:style-name="P11"><text:s text:c="12"/>return None</text:p>
      <text:p text:style-name="P11"/>
      <text:p text:style-name="P11"><text:s text:c="4"/>#looks to see if there is a lexeme that starts with a character sequence</text:p>
      <text:p text:style-name="P11"><text:s text:c="4"/>def hasStartsWith(self, sequence):</text:p>
      <text:p text:style-name="P11"><text:s text:c="8"/>assert type(sequence) is str</text:p>
      <text:p text:style-name="P11"><text:s text:c="8"/>for symToken in self.symtable:</text:p>
      <text:p text:style-name="P11"><text:s text:c="8"/><text:tab/>if str(symToken['lexeme']).startswith(sequence):</text:p>
      <text:p text:style-name="P11"><text:s text:c="20"/>return True</text:p>
      <text:p text:style-name="P11"><text:s text:c="8"/>return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29:00.453015097</meta:creation-date>
    <meta:generator>LibreOffice/4.3.3.2$Linux_X86_64 LibreOffice_project/430m0$Build-2</meta:generator>
    <dc:date>2015-12-21T11:43:03.076841945</dc:date>
    <meta:editing-duration>PT13H13M16S</meta:editing-duration>
    <meta:editing-cycles>33</meta:editing-cycles>
    <meta:document-statistic meta:table-count="0" meta:image-count="0" meta:object-count="0" meta:page-count="28" meta:paragraph-count="1201" meta:word-count="4921" meta:character-count="55435" meta:non-whitespace-character-count="28800"/>
  </office:meta>
</office:document-meta>
</file>